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2023-01-07 16:59: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9: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9: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9: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9: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9: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9: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9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8: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8: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8: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8: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8: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8: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8: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8: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8: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8: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8: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8: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8: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8: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8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8: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8: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8:42</text:p>
          </table:table-cell>
          <table:table-cell office:value-type="float" office:value="49.09392" calcext:value-type="float">
            <text:p>49,09392</text:p>
          </table:table-cell>
        </table:table-row>
        <table:table-row table:style-name="ro1">
          <table:table-cell office:value-type="string" calcext:value-type="string">
            <text:p>2023-01-07 16:58:41</text:p>
          </table:table-cell>
          <table:table-cell office:value-type="float" office:value="89.04667" calcext:value-type="float">
            <text:p>89,04667</text:p>
          </table:table-cell>
        </table:table-row>
        <table:table-row table:style-name="ro1">
          <table:table-cell office:value-type="string" calcext:value-type="string">
            <text:p>2023-01-07 16:58:40</text:p>
          </table:table-cell>
          <table:table-cell office:value-type="float" office:value="92.12753" calcext:value-type="float">
            <text:p>92,12753</text:p>
          </table:table-cell>
        </table:table-row>
        <table:table-row table:style-name="ro1">
          <table:table-cell office:value-type="string" calcext:value-type="string">
            <text:p>2023-01-07 16:58:39</text:p>
          </table:table-cell>
          <table:table-cell office:value-type="float" office:value="89.5882" calcext:value-type="float">
            <text:p>89,5882</text:p>
          </table:table-cell>
        </table:table-row>
        <table:table-row table:style-name="ro1">
          <table:table-cell office:value-type="string" calcext:value-type="string">
            <text:p>2023-01-07 16:58:38</text:p>
          </table:table-cell>
          <table:table-cell office:value-type="float" office:value="91.2652" calcext:value-type="float">
            <text:p>91,2652</text:p>
          </table:table-cell>
        </table:table-row>
        <table:table-row table:style-name="ro1">
          <table:table-cell office:value-type="string" calcext:value-type="string">
            <text:p>2023-01-07 16:58:37</text:p>
          </table:table-cell>
          <table:table-cell office:value-type="float" office:value="89.65833" calcext:value-type="float">
            <text:p>89,65833</text:p>
          </table:table-cell>
        </table:table-row>
        <table:table-row table:style-name="ro1">
          <table:table-cell office:value-type="string" calcext:value-type="string">
            <text:p>2023-01-07 16:58:36</text:p>
          </table:table-cell>
          <table:table-cell office:value-type="float" office:value="91.25137" calcext:value-type="float">
            <text:p>91,25137</text:p>
          </table:table-cell>
        </table:table-row>
        <table:table-row table:style-name="ro1">
          <table:table-cell office:value-type="string" calcext:value-type="string">
            <text:p>2023-01-07 16:58:35</text:p>
          </table:table-cell>
          <table:table-cell office:value-type="float" office:value="83.63828" calcext:value-type="float">
            <text:p>83,63828</text:p>
          </table:table-cell>
        </table:table-row>
        <table:table-row table:style-name="ro1">
          <table:table-cell office:value-type="string" calcext:value-type="string">
            <text:p>2023-01-07 16:58:34</text:p>
          </table:table-cell>
          <table:table-cell office:value-type="float" office:value="92.95747" calcext:value-type="float">
            <text:p>92,95747</text:p>
          </table:table-cell>
        </table:table-row>
        <table:table-row table:style-name="ro1">
          <table:table-cell office:value-type="string" calcext:value-type="string">
            <text:p>2023-01-07 16:58:33</text:p>
          </table:table-cell>
          <table:table-cell office:value-type="float" office:value="92.85785" calcext:value-type="float">
            <text:p>92,85785</text:p>
          </table:table-cell>
        </table:table-row>
        <table:table-row table:style-name="ro1">
          <table:table-cell office:value-type="string" calcext:value-type="string">
            <text:p>2023-01-07 16:58:32</text:p>
          </table:table-cell>
          <table:table-cell office:value-type="float" office:value="89.25938" calcext:value-type="float">
            <text:p>89,25938</text:p>
          </table:table-cell>
        </table:table-row>
        <table:table-row table:style-name="ro1">
          <table:table-cell office:value-type="string" calcext:value-type="string">
            <text:p>2023-01-07 16:58:31</text:p>
          </table:table-cell>
          <table:table-cell office:value-type="float" office:value="90.50762" calcext:value-type="float">
            <text:p>90,50762</text:p>
          </table:table-cell>
        </table:table-row>
        <table:table-row table:style-name="ro1">
          <table:table-cell office:value-type="string" calcext:value-type="string">
            <text:p>2023-01-07 16:58:30</text:p>
          </table:table-cell>
          <table:table-cell office:value-type="float" office:value="91.6266" calcext:value-type="float">
            <text:p>91,6266</text:p>
          </table:table-cell>
        </table:table-row>
        <table:table-row table:style-name="ro1">
          <table:table-cell office:value-type="string" calcext:value-type="string">
            <text:p>2023-01-07 16:58:29</text:p>
          </table:table-cell>
          <table:table-cell office:value-type="float" office:value="89.34438" calcext:value-type="float">
            <text:p>89,34438</text:p>
          </table:table-cell>
        </table:table-row>
        <table:table-row table:style-name="ro1">
          <table:table-cell office:value-type="string" calcext:value-type="string">
            <text:p>2023-01-07 16:58:28</text:p>
          </table:table-cell>
          <table:table-cell office:value-type="float" office:value="92.33532" calcext:value-type="float">
            <text:p>92,33532</text:p>
          </table:table-cell>
        </table:table-row>
        <table:table-row table:style-name="ro1">
          <table:table-cell office:value-type="string" calcext:value-type="string">
            <text:p>2023-01-07 16:58:27</text:p>
          </table:table-cell>
          <table:table-cell office:value-type="float" office:value="89.14585" calcext:value-type="float">
            <text:p>89,14585</text:p>
          </table:table-cell>
        </table:table-row>
        <table:table-row table:style-name="ro1">
          <table:table-cell office:value-type="string" calcext:value-type="string">
            <text:p>2023-01-07 16:58:26</text:p>
          </table:table-cell>
          <table:table-cell office:value-type="float" office:value="91.9961" calcext:value-type="float">
            <text:p>91,9961</text:p>
          </table:table-cell>
        </table:table-row>
        <table:table-row table:style-name="ro1">
          <table:table-cell office:value-type="string" calcext:value-type="string">
            <text:p>2023-01-07 16:58:25</text:p>
          </table:table-cell>
          <table:table-cell office:value-type="float" office:value="91.19755" calcext:value-type="float">
            <text:p>91,19755</text:p>
          </table:table-cell>
        </table:table-row>
        <table:table-row table:style-name="ro1">
          <table:table-cell office:value-type="string" calcext:value-type="string">
            <text:p>2023-01-07 16:58:24</text:p>
          </table:table-cell>
          <table:table-cell office:value-type="float" office:value="92.57892" calcext:value-type="float">
            <text:p>92,57892</text:p>
          </table:table-cell>
        </table:table-row>
        <table:table-row table:style-name="ro1">
          <table:table-cell office:value-type="string" calcext:value-type="string">
            <text:p>2023-01-07 16:58:23</text:p>
          </table:table-cell>
          <table:table-cell office:value-type="float" office:value="92.14485" calcext:value-type="float">
            <text:p>92,14485</text:p>
          </table:table-cell>
        </table:table-row>
        <table:table-row table:style-name="ro1">
          <table:table-cell office:value-type="string" calcext:value-type="string">
            <text:p>2023-01-07 16:58:22</text:p>
          </table:table-cell>
          <table:table-cell office:value-type="float" office:value="92.36792" calcext:value-type="float">
            <text:p>92,36792</text:p>
          </table:table-cell>
        </table:table-row>
        <table:table-row table:style-name="ro1">
          <table:table-cell office:value-type="string" calcext:value-type="string">
            <text:p>2023-01-07 16:58:21</text:p>
          </table:table-cell>
          <table:table-cell office:value-type="float" office:value="92.1374" calcext:value-type="float">
            <text:p>92,1374</text:p>
          </table:table-cell>
        </table:table-row>
        <table:table-row table:style-name="ro1">
          <table:table-cell office:value-type="string" calcext:value-type="string">
            <text:p>2023-01-07 16:58:20</text:p>
          </table:table-cell>
          <table:table-cell office:value-type="float" office:value="91.64812" calcext:value-type="float">
            <text:p>91,64812</text:p>
          </table:table-cell>
        </table:table-row>
        <table:table-row table:style-name="ro1">
          <table:table-cell office:value-type="string" calcext:value-type="string">
            <text:p>2023-01-07 16:58:19</text:p>
          </table:table-cell>
          <table:table-cell office:value-type="float" office:value="87.3596" calcext:value-type="float">
            <text:p>87,3596</text:p>
          </table:table-cell>
        </table:table-row>
        <table:table-row table:style-name="ro1">
          <table:table-cell office:value-type="string" calcext:value-type="string">
            <text:p>2023-01-07 16:58:18</text:p>
          </table:table-cell>
          <table:table-cell office:value-type="float" office:value="90.3725" calcext:value-type="float">
            <text:p>90,3725</text:p>
          </table:table-cell>
        </table:table-row>
        <table:table-row table:style-name="ro1">
          <table:table-cell office:value-type="string" calcext:value-type="string">
            <text:p>2023-01-07 16:58:17</text:p>
          </table:table-cell>
          <table:table-cell office:value-type="float" office:value="91.22238" calcext:value-type="float">
            <text:p>91,22238</text:p>
          </table:table-cell>
        </table:table-row>
        <table:table-row table:style-name="ro1">
          <table:table-cell office:value-type="string" calcext:value-type="string">
            <text:p>2023-01-07 16:58:16</text:p>
          </table:table-cell>
          <table:table-cell office:value-type="float" office:value="92.35147" calcext:value-type="float">
            <text:p>92,35147</text:p>
          </table:table-cell>
        </table:table-row>
        <table:table-row table:style-name="ro1">
          <table:table-cell office:value-type="string" calcext:value-type="string">
            <text:p>2023-01-07 16:58:15</text:p>
          </table:table-cell>
          <table:table-cell office:value-type="float" office:value="91.90417" calcext:value-type="float">
            <text:p>91,90417</text:p>
          </table:table-cell>
        </table:table-row>
        <table:table-row table:style-name="ro1">
          <table:table-cell office:value-type="string" calcext:value-type="string">
            <text:p>2023-01-07 16:58:14</text:p>
          </table:table-cell>
          <table:table-cell office:value-type="float" office:value="93.04588" calcext:value-type="float">
            <text:p>93,04588</text:p>
          </table:table-cell>
        </table:table-row>
        <table:table-row table:style-name="ro1">
          <table:table-cell office:value-type="string" calcext:value-type="string">
            <text:p>2023-01-07 16:58:13</text:p>
          </table:table-cell>
          <table:table-cell office:value-type="float" office:value="89.38212" calcext:value-type="float">
            <text:p>89,38212</text:p>
          </table:table-cell>
        </table:table-row>
        <table:table-row table:style-name="ro1">
          <table:table-cell office:value-type="string" calcext:value-type="string">
            <text:p>2023-01-07 16:58:12</text:p>
          </table:table-cell>
          <table:table-cell office:value-type="float" office:value="92.8427" calcext:value-type="float">
            <text:p>92,8427</text:p>
          </table:table-cell>
        </table:table-row>
        <table:table-row table:style-name="ro1">
          <table:table-cell office:value-type="string" calcext:value-type="string">
            <text:p>2023-01-07 16:58:11</text:p>
          </table:table-cell>
          <table:table-cell office:value-type="float" office:value="92.4377" calcext:value-type="float">
            <text:p>92,4377</text:p>
          </table:table-cell>
        </table:table-row>
        <table:table-row table:style-name="ro1">
          <table:table-cell office:value-type="string" calcext:value-type="string">
            <text:p>2023-01-07 16:58:10</text:p>
          </table:table-cell>
          <table:table-cell office:value-type="float" office:value="92.29265" calcext:value-type="float">
            <text:p>92,29265</text:p>
          </table:table-cell>
        </table:table-row>
        <table:table-row table:style-name="ro1">
          <table:table-cell office:value-type="string" calcext:value-type="string">
            <text:p>2023-01-07 16:58:09</text:p>
          </table:table-cell>
          <table:table-cell office:value-type="float" office:value="91.9941" calcext:value-type="float">
            <text:p>91,9941</text:p>
          </table:table-cell>
        </table:table-row>
        <table:table-row table:style-name="ro1">
          <table:table-cell office:value-type="string" calcext:value-type="string">
            <text:p>2023-01-07 16:58:08</text:p>
          </table:table-cell>
          <table:table-cell office:value-type="float" office:value="92.3394" calcext:value-type="float">
            <text:p>92,3394</text:p>
          </table:table-cell>
        </table:table-row>
        <table:table-row table:style-name="ro1">
          <table:table-cell office:value-type="string" calcext:value-type="string">
            <text:p>2023-01-07 16:58:07</text:p>
          </table:table-cell>
          <table:table-cell office:value-type="float" office:value="92.8008" calcext:value-type="float">
            <text:p>92,8008</text:p>
          </table:table-cell>
        </table:table-row>
        <table:table-row table:style-name="ro1">
          <table:table-cell office:value-type="string" calcext:value-type="string">
            <text:p>2023-01-07 16:58:06</text:p>
          </table:table-cell>
          <table:table-cell office:value-type="float" office:value="91.7862" calcext:value-type="float">
            <text:p>91,7862</text:p>
          </table:table-cell>
        </table:table-row>
        <table:table-row table:style-name="ro1">
          <table:table-cell office:value-type="string" calcext:value-type="string">
            <text:p>2023-01-07 16:58:05</text:p>
          </table:table-cell>
          <table:table-cell office:value-type="float" office:value="80.52392" calcext:value-type="float">
            <text:p>80,52392</text:p>
          </table:table-cell>
        </table:table-row>
        <table:table-row table:style-name="ro1">
          <table:table-cell office:value-type="string" calcext:value-type="string">
            <text:p>2023-01-07 16:58:04</text:p>
          </table:table-cell>
          <table:table-cell office:value-type="float" office:value="27.64913" calcext:value-type="float">
            <text:p>27,64913</text:p>
          </table:table-cell>
        </table:table-row>
        <table:table-row table:style-name="ro1">
          <table:table-cell office:value-type="string" calcext:value-type="string">
            <text:p>2023-01-07 16:58:03</text:p>
          </table:table-cell>
          <table:table-cell office:value-type="float" office:value="0.00155" calcext:value-type="float">
            <text:p>0,00155</text:p>
          </table:table-cell>
        </table:table-row>
        <table:table-row table:style-name="ro1">
          <table:table-cell office:value-type="string" calcext:value-type="string">
            <text:p>2023-01-07 16:58: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8: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8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7: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7: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7: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7: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7: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7:54</text:p>
          </table:table-cell>
          <table:table-cell office:value-type="float" office:value="73.0315" calcext:value-type="float">
            <text:p>73,0315</text:p>
          </table:table-cell>
        </table:table-row>
        <table:table-row table:style-name="ro1">
          <table:table-cell office:value-type="string" calcext:value-type="string">
            <text:p>2023-01-07 16:57:53</text:p>
          </table:table-cell>
          <table:table-cell office:value-type="float" office:value="92.06002" calcext:value-type="float">
            <text:p>92,06002</text:p>
          </table:table-cell>
        </table:table-row>
        <table:table-row table:style-name="ro1">
          <table:table-cell office:value-type="string" calcext:value-type="string">
            <text:p>2023-01-07 16:57:52</text:p>
          </table:table-cell>
          <table:table-cell office:value-type="float" office:value="90.81278" calcext:value-type="float">
            <text:p>90,81278</text:p>
          </table:table-cell>
        </table:table-row>
        <table:table-row table:style-name="ro1">
          <table:table-cell office:value-type="string" calcext:value-type="string">
            <text:p>2023-01-07 16:57:51</text:p>
          </table:table-cell>
          <table:table-cell office:value-type="float" office:value="92.10985" calcext:value-type="float">
            <text:p>92,10985</text:p>
          </table:table-cell>
        </table:table-row>
        <table:table-row table:style-name="ro1">
          <table:table-cell office:value-type="string" calcext:value-type="string">
            <text:p>2023-01-07 16:57:50</text:p>
          </table:table-cell>
          <table:table-cell office:value-type="float" office:value="90.97372" calcext:value-type="float">
            <text:p>90,97372</text:p>
          </table:table-cell>
        </table:table-row>
        <table:table-row table:style-name="ro1">
          <table:table-cell office:value-type="string" calcext:value-type="string">
            <text:p>2023-01-07 16:57:49</text:p>
          </table:table-cell>
          <table:table-cell office:value-type="float" office:value="82.77188" calcext:value-type="float">
            <text:p>82,77188</text:p>
          </table:table-cell>
        </table:table-row>
        <table:table-row table:style-name="ro1">
          <table:table-cell office:value-type="string" calcext:value-type="string">
            <text:p>2023-01-07 16:57:48</text:p>
          </table:table-cell>
          <table:table-cell office:value-type="float" office:value="90.3832" calcext:value-type="float">
            <text:p>90,3832</text:p>
          </table:table-cell>
        </table:table-row>
        <table:table-row table:style-name="ro1">
          <table:table-cell office:value-type="string" calcext:value-type="string">
            <text:p>2023-01-07 16:57:47</text:p>
          </table:table-cell>
          <table:table-cell office:value-type="float" office:value="87.67078" calcext:value-type="float">
            <text:p>87,67078</text:p>
          </table:table-cell>
        </table:table-row>
        <table:table-row table:style-name="ro1">
          <table:table-cell office:value-type="string" calcext:value-type="string">
            <text:p>2023-01-07 16:57:46</text:p>
          </table:table-cell>
          <table:table-cell office:value-type="float" office:value="90.26065" calcext:value-type="float">
            <text:p>90,26065</text:p>
          </table:table-cell>
        </table:table-row>
        <table:table-row table:style-name="ro1">
          <table:table-cell office:value-type="string" calcext:value-type="string">
            <text:p>2023-01-07 16:57:45</text:p>
          </table:table-cell>
          <table:table-cell office:value-type="float" office:value="89.6359" calcext:value-type="float">
            <text:p>89,6359</text:p>
          </table:table-cell>
        </table:table-row>
        <table:table-row table:style-name="ro1">
          <table:table-cell office:value-type="string" calcext:value-type="string">
            <text:p>2023-01-07 16:57:44</text:p>
          </table:table-cell>
          <table:table-cell office:value-type="float" office:value="80.53605" calcext:value-type="float">
            <text:p>80,53605</text:p>
          </table:table-cell>
        </table:table-row>
        <table:table-row table:style-name="ro1">
          <table:table-cell office:value-type="string" calcext:value-type="string">
            <text:p>2023-01-07 16:57:43</text:p>
          </table:table-cell>
          <table:table-cell office:value-type="float" office:value="89.4109" calcext:value-type="float">
            <text:p>89,4109</text:p>
          </table:table-cell>
        </table:table-row>
        <table:table-row table:style-name="ro1">
          <table:table-cell office:value-type="string" calcext:value-type="string">
            <text:p>2023-01-07 16:57:42</text:p>
          </table:table-cell>
          <table:table-cell office:value-type="float" office:value="91.79738" calcext:value-type="float">
            <text:p>91,79738</text:p>
          </table:table-cell>
        </table:table-row>
        <table:table-row table:style-name="ro1">
          <table:table-cell office:value-type="string" calcext:value-type="string">
            <text:p>2023-01-07 16:57:41</text:p>
          </table:table-cell>
          <table:table-cell office:value-type="float" office:value="85.98103" calcext:value-type="float">
            <text:p>85,98103</text:p>
          </table:table-cell>
        </table:table-row>
        <table:table-row table:style-name="ro1">
          <table:table-cell office:value-type="string" calcext:value-type="string">
            <text:p>2023-01-07 16:57:40</text:p>
          </table:table-cell>
          <table:table-cell office:value-type="float" office:value="87.25888" calcext:value-type="float">
            <text:p>87,25888</text:p>
          </table:table-cell>
        </table:table-row>
        <table:table-row table:style-name="ro1">
          <table:table-cell office:value-type="string" calcext:value-type="string">
            <text:p>2023-01-07 16:57:39</text:p>
          </table:table-cell>
          <table:table-cell office:value-type="float" office:value="78.46095" calcext:value-type="float">
            <text:p>78,46095</text:p>
          </table:table-cell>
        </table:table-row>
        <table:table-row table:style-name="ro1">
          <table:table-cell office:value-type="string" calcext:value-type="string">
            <text:p>2023-01-07 16:57:38</text:p>
          </table:table-cell>
          <table:table-cell office:value-type="float" office:value="54.7566" calcext:value-type="float">
            <text:p>54,7566</text:p>
          </table:table-cell>
        </table:table-row>
        <table:table-row table:style-name="ro1">
          <table:table-cell office:value-type="string" calcext:value-type="string">
            <text:p>2023-01-07 16:57:37</text:p>
          </table:table-cell>
          <table:table-cell office:value-type="float" office:value="77.7597" calcext:value-type="float">
            <text:p>77,7597</text:p>
          </table:table-cell>
        </table:table-row>
        <table:table-row table:style-name="ro1">
          <table:table-cell office:value-type="string" calcext:value-type="string">
            <text:p>2023-01-07 16:57:36</text:p>
          </table:table-cell>
          <table:table-cell office:value-type="float" office:value="75.3364" calcext:value-type="float">
            <text:p>75,3364</text:p>
          </table:table-cell>
        </table:table-row>
        <table:table-row table:style-name="ro1">
          <table:table-cell office:value-type="string" calcext:value-type="string">
            <text:p>2023-01-07 16:57:35</text:p>
          </table:table-cell>
          <table:table-cell office:value-type="float" office:value="68.52555" calcext:value-type="float">
            <text:p>68,52555</text:p>
          </table:table-cell>
        </table:table-row>
        <table:table-row table:style-name="ro1">
          <table:table-cell office:value-type="string" calcext:value-type="string">
            <text:p>2023-01-07 16:57:34</text:p>
          </table:table-cell>
          <table:table-cell office:value-type="float" office:value="64.06168" calcext:value-type="float">
            <text:p>64,06168</text:p>
          </table:table-cell>
        </table:table-row>
        <table:table-row table:style-name="ro1">
          <table:table-cell office:value-type="string" calcext:value-type="string">
            <text:p>2023-01-07 16:57:33</text:p>
          </table:table-cell>
          <table:table-cell office:value-type="float" office:value="83.66958" calcext:value-type="float">
            <text:p>83,66958</text:p>
          </table:table-cell>
        </table:table-row>
        <table:table-row table:style-name="ro1">
          <table:table-cell office:value-type="string" calcext:value-type="string">
            <text:p>2023-01-07 16:57:32</text:p>
          </table:table-cell>
          <table:table-cell office:value-type="float" office:value="69.17818" calcext:value-type="float">
            <text:p>69,17818</text:p>
          </table:table-cell>
        </table:table-row>
        <table:table-row table:style-name="ro1">
          <table:table-cell office:value-type="string" calcext:value-type="string">
            <text:p>2023-01-07 16:57:31</text:p>
          </table:table-cell>
          <table:table-cell office:value-type="float" office:value="75.83592" calcext:value-type="float">
            <text:p>75,83592</text:p>
          </table:table-cell>
        </table:table-row>
        <table:table-row table:style-name="ro1">
          <table:table-cell office:value-type="string" calcext:value-type="string">
            <text:p>2023-01-07 16:57:30</text:p>
          </table:table-cell>
          <table:table-cell office:value-type="float" office:value="72.14908" calcext:value-type="float">
            <text:p>72,14908</text:p>
          </table:table-cell>
        </table:table-row>
        <table:table-row table:style-name="ro1">
          <table:table-cell office:value-type="string" calcext:value-type="string">
            <text:p>2023-01-07 16:57:29</text:p>
          </table:table-cell>
          <table:table-cell office:value-type="float" office:value="85.89853" calcext:value-type="float">
            <text:p>85,89853</text:p>
          </table:table-cell>
        </table:table-row>
        <table:table-row table:style-name="ro1">
          <table:table-cell office:value-type="string" calcext:value-type="string">
            <text:p>2023-01-07 16:57:28</text:p>
          </table:table-cell>
          <table:table-cell office:value-type="float" office:value="64.97132" calcext:value-type="float">
            <text:p>64,97132</text:p>
          </table:table-cell>
        </table:table-row>
        <table:table-row table:style-name="ro1">
          <table:table-cell office:value-type="string" calcext:value-type="string">
            <text:p>2023-01-07 16:57:27</text:p>
          </table:table-cell>
          <table:table-cell office:value-type="float" office:value="91.76622" calcext:value-type="float">
            <text:p>91,76622</text:p>
          </table:table-cell>
        </table:table-row>
        <table:table-row table:style-name="ro1">
          <table:table-cell office:value-type="string" calcext:value-type="string">
            <text:p>2023-01-07 16:57:26</text:p>
          </table:table-cell>
          <table:table-cell office:value-type="float" office:value="90.61738" calcext:value-type="float">
            <text:p>90,61738</text:p>
          </table:table-cell>
        </table:table-row>
        <table:table-row table:style-name="ro1">
          <table:table-cell office:value-type="string" calcext:value-type="string">
            <text:p>2023-01-07 16:57:25</text:p>
          </table:table-cell>
          <table:table-cell office:value-type="float" office:value="91.64005" calcext:value-type="float">
            <text:p>91,64005</text:p>
          </table:table-cell>
        </table:table-row>
        <table:table-row table:style-name="ro1">
          <table:table-cell office:value-type="string" calcext:value-type="string">
            <text:p>2023-01-07 16:57:24</text:p>
          </table:table-cell>
          <table:table-cell office:value-type="float" office:value="93.0212" calcext:value-type="float">
            <text:p>93,0212</text:p>
          </table:table-cell>
        </table:table-row>
        <table:table-row table:style-name="ro1">
          <table:table-cell office:value-type="string" calcext:value-type="string">
            <text:p>2023-01-07 16:57:23</text:p>
          </table:table-cell>
          <table:table-cell office:value-type="float" office:value="91.06572" calcext:value-type="float">
            <text:p>91,06572</text:p>
          </table:table-cell>
        </table:table-row>
        <table:table-row table:style-name="ro1">
          <table:table-cell office:value-type="string" calcext:value-type="string">
            <text:p>2023-01-07 16:57:22</text:p>
          </table:table-cell>
          <table:table-cell office:value-type="float" office:value="91.89842" calcext:value-type="float">
            <text:p>91,89842</text:p>
          </table:table-cell>
        </table:table-row>
        <table:table-row table:style-name="ro1">
          <table:table-cell office:value-type="string" calcext:value-type="string">
            <text:p>2023-01-07 16:57:21</text:p>
          </table:table-cell>
          <table:table-cell office:value-type="float" office:value="92.01618" calcext:value-type="float">
            <text:p>92,01618</text:p>
          </table:table-cell>
        </table:table-row>
        <table:table-row table:style-name="ro1">
          <table:table-cell office:value-type="string" calcext:value-type="string">
            <text:p>2023-01-07 16:57:20</text:p>
          </table:table-cell>
          <table:table-cell office:value-type="float" office:value="91.76912" calcext:value-type="float">
            <text:p>91,76912</text:p>
          </table:table-cell>
        </table:table-row>
        <table:table-row table:style-name="ro1">
          <table:table-cell office:value-type="string" calcext:value-type="string">
            <text:p>2023-01-07 16:57:19</text:p>
          </table:table-cell>
          <table:table-cell office:value-type="float" office:value="92.17822" calcext:value-type="float">
            <text:p>92,17822</text:p>
          </table:table-cell>
        </table:table-row>
        <table:table-row table:style-name="ro1">
          <table:table-cell office:value-type="string" calcext:value-type="string">
            <text:p>2023-01-07 16:57:18</text:p>
          </table:table-cell>
          <table:table-cell office:value-type="float" office:value="91.88553" calcext:value-type="float">
            <text:p>91,88553</text:p>
          </table:table-cell>
        </table:table-row>
        <table:table-row table:style-name="ro1">
          <table:table-cell office:value-type="string" calcext:value-type="string">
            <text:p>2023-01-07 16:57:17</text:p>
          </table:table-cell>
          <table:table-cell office:value-type="float" office:value="90.6746" calcext:value-type="float">
            <text:p>90,6746</text:p>
          </table:table-cell>
        </table:table-row>
        <table:table-row table:style-name="ro1">
          <table:table-cell office:value-type="string" calcext:value-type="string">
            <text:p>2023-01-07 16:57:16</text:p>
          </table:table-cell>
          <table:table-cell office:value-type="float" office:value="88.57678" calcext:value-type="float">
            <text:p>88,57678</text:p>
          </table:table-cell>
        </table:table-row>
        <table:table-row table:style-name="ro1">
          <table:table-cell office:value-type="string" calcext:value-type="string">
            <text:p>2023-01-07 16:57:15</text:p>
          </table:table-cell>
          <table:table-cell office:value-type="float" office:value="49.20225" calcext:value-type="float">
            <text:p>49,20225</text:p>
          </table:table-cell>
        </table:table-row>
        <table:table-row table:style-name="ro1">
          <table:table-cell office:value-type="string" calcext:value-type="string">
            <text:p>2023-01-07 16:57: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7: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7: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7: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7: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7: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7:08</text:p>
          </table:table-cell>
          <table:table-cell office:value-type="float" office:value="0.00125" calcext:value-type="float">
            <text:p>0,00125</text:p>
          </table:table-cell>
        </table:table-row>
        <table:table-row table:style-name="ro1">
          <table:table-cell office:value-type="string" calcext:value-type="string">
            <text:p>2023-01-07 16:57: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7: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7:05</text:p>
          </table:table-cell>
          <table:table-cell office:value-type="float" office:value="39.8824" calcext:value-type="float">
            <text:p>39,8824</text:p>
          </table:table-cell>
        </table:table-row>
        <table:table-row table:style-name="ro1">
          <table:table-cell office:value-type="string" calcext:value-type="string">
            <text:p>2023-01-07 16:57:04</text:p>
          </table:table-cell>
          <table:table-cell office:value-type="float" office:value="81.17828" calcext:value-type="float">
            <text:p>81,17828</text:p>
          </table:table-cell>
        </table:table-row>
        <table:table-row table:style-name="ro1">
          <table:table-cell office:value-type="string" calcext:value-type="string">
            <text:p>2023-01-07 16:57:03</text:p>
          </table:table-cell>
          <table:table-cell office:value-type="float" office:value="75.95902" calcext:value-type="float">
            <text:p>75,95902</text:p>
          </table:table-cell>
        </table:table-row>
        <table:table-row table:style-name="ro1">
          <table:table-cell office:value-type="string" calcext:value-type="string">
            <text:p>2023-01-07 16:57:02</text:p>
          </table:table-cell>
          <table:table-cell office:value-type="float" office:value="76.74465" calcext:value-type="float">
            <text:p>76,74465</text:p>
          </table:table-cell>
        </table:table-row>
        <table:table-row table:style-name="ro1">
          <table:table-cell office:value-type="string" calcext:value-type="string">
            <text:p>2023-01-07 16:57:01</text:p>
          </table:table-cell>
          <table:table-cell office:value-type="float" office:value="74.1696" calcext:value-type="float">
            <text:p>74,1696</text:p>
          </table:table-cell>
        </table:table-row>
        <table:table-row table:style-name="ro1">
          <table:table-cell office:value-type="string" calcext:value-type="string">
            <text:p>2023-01-07 16:57:00</text:p>
          </table:table-cell>
          <table:table-cell office:value-type="float" office:value="75.2268" calcext:value-type="float">
            <text:p>75,2268</text:p>
          </table:table-cell>
        </table:table-row>
        <table:table-row table:style-name="ro1">
          <table:table-cell office:value-type="string" calcext:value-type="string">
            <text:p>2023-01-07 16:56:59</text:p>
          </table:table-cell>
          <table:table-cell office:value-type="float" office:value="66.4938" calcext:value-type="float">
            <text:p>66,4938</text:p>
          </table:table-cell>
        </table:table-row>
        <table:table-row table:style-name="ro1">
          <table:table-cell office:value-type="string" calcext:value-type="string">
            <text:p>2023-01-07 16:56:58</text:p>
          </table:table-cell>
          <table:table-cell office:value-type="float" office:value="84.78312" calcext:value-type="float">
            <text:p>84,78312</text:p>
          </table:table-cell>
        </table:table-row>
        <table:table-row table:style-name="ro1">
          <table:table-cell office:value-type="string" calcext:value-type="string">
            <text:p>2023-01-07 16:56:57</text:p>
          </table:table-cell>
          <table:table-cell office:value-type="float" office:value="91.6595" calcext:value-type="float">
            <text:p>91,6595</text:p>
          </table:table-cell>
        </table:table-row>
        <table:table-row table:style-name="ro1">
          <table:table-cell office:value-type="string" calcext:value-type="string">
            <text:p>2023-01-07 16:56:56</text:p>
          </table:table-cell>
          <table:table-cell office:value-type="float" office:value="80.74333" calcext:value-type="float">
            <text:p>80,74333</text:p>
          </table:table-cell>
        </table:table-row>
        <table:table-row table:style-name="ro1">
          <table:table-cell office:value-type="string" calcext:value-type="string">
            <text:p>2023-01-07 16:56:55</text:p>
          </table:table-cell>
          <table:table-cell office:value-type="float" office:value="73.9622" calcext:value-type="float">
            <text:p>73,9622</text:p>
          </table:table-cell>
        </table:table-row>
        <table:table-row table:style-name="ro1">
          <table:table-cell office:value-type="string" calcext:value-type="string">
            <text:p>2023-01-07 16:56:54</text:p>
          </table:table-cell>
          <table:table-cell office:value-type="float" office:value="87.17115" calcext:value-type="float">
            <text:p>87,17115</text:p>
          </table:table-cell>
        </table:table-row>
        <table:table-row table:style-name="ro1">
          <table:table-cell office:value-type="string" calcext:value-type="string">
            <text:p>2023-01-07 16:56:53</text:p>
          </table:table-cell>
          <table:table-cell office:value-type="float" office:value="78.9056" calcext:value-type="float">
            <text:p>78,9056</text:p>
          </table:table-cell>
        </table:table-row>
        <table:table-row table:style-name="ro1">
          <table:table-cell office:value-type="string" calcext:value-type="string">
            <text:p>2023-01-07 16:56:52</text:p>
          </table:table-cell>
          <table:table-cell office:value-type="float" office:value="66.3003" calcext:value-type="float">
            <text:p>66,3003</text:p>
          </table:table-cell>
        </table:table-row>
        <table:table-row table:style-name="ro1">
          <table:table-cell office:value-type="string" calcext:value-type="string">
            <text:p>2023-01-07 16:56:51</text:p>
          </table:table-cell>
          <table:table-cell office:value-type="float" office:value="73.5803" calcext:value-type="float">
            <text:p>73,5803</text:p>
          </table:table-cell>
        </table:table-row>
        <table:table-row table:style-name="ro1">
          <table:table-cell office:value-type="string" calcext:value-type="string">
            <text:p>2023-01-07 16:56:50</text:p>
          </table:table-cell>
          <table:table-cell office:value-type="float" office:value="89.48188" calcext:value-type="float">
            <text:p>89,48188</text:p>
          </table:table-cell>
        </table:table-row>
        <table:table-row table:style-name="ro1">
          <table:table-cell office:value-type="string" calcext:value-type="string">
            <text:p>2023-01-07 16:56:49</text:p>
          </table:table-cell>
          <table:table-cell office:value-type="float" office:value="89.8054" calcext:value-type="float">
            <text:p>89,8054</text:p>
          </table:table-cell>
        </table:table-row>
        <table:table-row table:style-name="ro1">
          <table:table-cell office:value-type="string" calcext:value-type="string">
            <text:p>2023-01-07 16:56:48</text:p>
          </table:table-cell>
          <table:table-cell office:value-type="float" office:value="92.84782" calcext:value-type="float">
            <text:p>92,84782</text:p>
          </table:table-cell>
        </table:table-row>
        <table:table-row table:style-name="ro1">
          <table:table-cell office:value-type="string" calcext:value-type="string">
            <text:p>2023-01-07 16:56:47</text:p>
          </table:table-cell>
          <table:table-cell office:value-type="float" office:value="92.26595" calcext:value-type="float">
            <text:p>92,26595</text:p>
          </table:table-cell>
        </table:table-row>
        <table:table-row table:style-name="ro1">
          <table:table-cell office:value-type="string" calcext:value-type="string">
            <text:p>2023-01-07 16:56:46</text:p>
          </table:table-cell>
          <table:table-cell office:value-type="float" office:value="93.07635" calcext:value-type="float">
            <text:p>93,07635</text:p>
          </table:table-cell>
        </table:table-row>
        <table:table-row table:style-name="ro1">
          <table:table-cell office:value-type="string" calcext:value-type="string">
            <text:p>2023-01-07 16:56:45</text:p>
          </table:table-cell>
          <table:table-cell office:value-type="float" office:value="91.61305" calcext:value-type="float">
            <text:p>91,61305</text:p>
          </table:table-cell>
        </table:table-row>
        <table:table-row table:style-name="ro1">
          <table:table-cell office:value-type="string" calcext:value-type="string">
            <text:p>2023-01-07 16:56:44</text:p>
          </table:table-cell>
          <table:table-cell office:value-type="float" office:value="92.12583" calcext:value-type="float">
            <text:p>92,12583</text:p>
          </table:table-cell>
        </table:table-row>
        <table:table-row table:style-name="ro1">
          <table:table-cell office:value-type="string" calcext:value-type="string">
            <text:p>2023-01-07 16:56:43</text:p>
          </table:table-cell>
          <table:table-cell office:value-type="float" office:value="90.44908" calcext:value-type="float">
            <text:p>90,44908</text:p>
          </table:table-cell>
        </table:table-row>
        <table:table-row table:style-name="ro1">
          <table:table-cell office:value-type="string" calcext:value-type="string">
            <text:p>2023-01-07 16:56:42</text:p>
          </table:table-cell>
          <table:table-cell office:value-type="float" office:value="93.55085" calcext:value-type="float">
            <text:p>93,55085</text:p>
          </table:table-cell>
        </table:table-row>
        <table:table-row table:style-name="ro1">
          <table:table-cell office:value-type="string" calcext:value-type="string">
            <text:p>2023-01-07 16:56:41</text:p>
          </table:table-cell>
          <table:table-cell office:value-type="float" office:value="93.05772" calcext:value-type="float">
            <text:p>93,05772</text:p>
          </table:table-cell>
        </table:table-row>
        <table:table-row table:style-name="ro1">
          <table:table-cell office:value-type="string" calcext:value-type="string">
            <text:p>2023-01-07 16:56:40</text:p>
          </table:table-cell>
          <table:table-cell office:value-type="float" office:value="92.6207" calcext:value-type="float">
            <text:p>92,6207</text:p>
          </table:table-cell>
        </table:table-row>
        <table:table-row table:style-name="ro1">
          <table:table-cell office:value-type="string" calcext:value-type="string">
            <text:p>2023-01-07 16:56:39</text:p>
          </table:table-cell>
          <table:table-cell office:value-type="float" office:value="93.27707" calcext:value-type="float">
            <text:p>93,27707</text:p>
          </table:table-cell>
        </table:table-row>
        <table:table-row table:style-name="ro1">
          <table:table-cell office:value-type="string" calcext:value-type="string">
            <text:p>2023-01-07 16:56:38</text:p>
          </table:table-cell>
          <table:table-cell office:value-type="float" office:value="92.65188" calcext:value-type="float">
            <text:p>92,65188</text:p>
          </table:table-cell>
        </table:table-row>
        <table:table-row table:style-name="ro1">
          <table:table-cell office:value-type="string" calcext:value-type="string">
            <text:p>2023-01-07 16:56:37</text:p>
          </table:table-cell>
          <table:table-cell office:value-type="float" office:value="93.9112" calcext:value-type="float">
            <text:p>93,9112</text:p>
          </table:table-cell>
        </table:table-row>
        <table:table-row table:style-name="ro1">
          <table:table-cell office:value-type="string" calcext:value-type="string">
            <text:p>2023-01-07 16:56:36</text:p>
          </table:table-cell>
          <table:table-cell office:value-type="float" office:value="93.02905" calcext:value-type="float">
            <text:p>93,02905</text:p>
          </table:table-cell>
        </table:table-row>
        <table:table-row table:style-name="ro1">
          <table:table-cell office:value-type="string" calcext:value-type="string">
            <text:p>2023-01-07 16:56:35</text:p>
          </table:table-cell>
          <table:table-cell office:value-type="float" office:value="85.20428" calcext:value-type="float">
            <text:p>85,20428</text:p>
          </table:table-cell>
        </table:table-row>
        <table:table-row table:style-name="ro1">
          <table:table-cell office:value-type="string" calcext:value-type="string">
            <text:p>2023-01-07 16:56:34</text:p>
          </table:table-cell>
          <table:table-cell office:value-type="float" office:value="93.5191" calcext:value-type="float">
            <text:p>93,5191</text:p>
          </table:table-cell>
        </table:table-row>
        <table:table-row table:style-name="ro1">
          <table:table-cell office:value-type="string" calcext:value-type="string">
            <text:p>2023-01-07 16:56:33</text:p>
          </table:table-cell>
          <table:table-cell office:value-type="float" office:value="91.11675" calcext:value-type="float">
            <text:p>91,11675</text:p>
          </table:table-cell>
        </table:table-row>
        <table:table-row table:style-name="ro1">
          <table:table-cell office:value-type="string" calcext:value-type="string">
            <text:p>2023-01-07 16:56:32</text:p>
          </table:table-cell>
          <table:table-cell office:value-type="float" office:value="93.44888" calcext:value-type="float">
            <text:p>93,44888</text:p>
          </table:table-cell>
        </table:table-row>
        <table:table-row table:style-name="ro1">
          <table:table-cell office:value-type="string" calcext:value-type="string">
            <text:p>2023-01-07 16:56:31</text:p>
          </table:table-cell>
          <table:table-cell office:value-type="float" office:value="93.19505" calcext:value-type="float">
            <text:p>93,19505</text:p>
          </table:table-cell>
        </table:table-row>
        <table:table-row table:style-name="ro1">
          <table:table-cell office:value-type="string" calcext:value-type="string">
            <text:p>2023-01-07 16:56:30</text:p>
          </table:table-cell>
          <table:table-cell office:value-type="float" office:value="92.22605" calcext:value-type="float">
            <text:p>92,22605</text:p>
          </table:table-cell>
        </table:table-row>
        <table:table-row table:style-name="ro1">
          <table:table-cell office:value-type="string" calcext:value-type="string">
            <text:p>2023-01-07 16:56:29</text:p>
          </table:table-cell>
          <table:table-cell office:value-type="float" office:value="93.00532" calcext:value-type="float">
            <text:p>93,00532</text:p>
          </table:table-cell>
        </table:table-row>
        <table:table-row table:style-name="ro1">
          <table:table-cell office:value-type="string" calcext:value-type="string">
            <text:p>2023-01-07 16:56:28</text:p>
          </table:table-cell>
          <table:table-cell office:value-type="float" office:value="72.5139" calcext:value-type="float">
            <text:p>72,5139</text:p>
          </table:table-cell>
        </table:table-row>
        <table:table-row table:style-name="ro1">
          <table:table-cell office:value-type="string" calcext:value-type="string">
            <text:p>2023-01-07 16:56:27</text:p>
          </table:table-cell>
          <table:table-cell office:value-type="float" office:value="86.46167" calcext:value-type="float">
            <text:p>86,46167</text:p>
          </table:table-cell>
        </table:table-row>
        <table:table-row table:style-name="ro1">
          <table:table-cell office:value-type="string" calcext:value-type="string">
            <text:p>2023-01-07 16:56:26</text:p>
          </table:table-cell>
          <table:table-cell office:value-type="float" office:value="76.40417" calcext:value-type="float">
            <text:p>76,40417</text:p>
          </table:table-cell>
        </table:table-row>
        <table:table-row table:style-name="ro1">
          <table:table-cell office:value-type="string" calcext:value-type="string">
            <text:p>2023-01-07 16:56:25</text:p>
          </table:table-cell>
          <table:table-cell office:value-type="float" office:value="1.2297" calcext:value-type="float">
            <text:p>1,2297</text:p>
          </table:table-cell>
        </table:table-row>
        <table:table-row table:style-name="ro1">
          <table:table-cell office:value-type="string" calcext:value-type="string">
            <text:p>2023-01-07 16:56:24</text:p>
          </table:table-cell>
          <table:table-cell office:value-type="float" office:value="0.001475" calcext:value-type="float">
            <text:p>0,001475</text:p>
          </table:table-cell>
        </table:table-row>
        <table:table-row table:style-name="ro1">
          <table:table-cell office:value-type="string" calcext:value-type="string">
            <text:p>2023-01-07 16:56: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6: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6: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6:20</text:p>
          </table:table-cell>
          <table:table-cell office:value-type="float" office:value="0.21295" calcext:value-type="float">
            <text:p>0,21295</text:p>
          </table:table-cell>
        </table:table-row>
        <table:table-row table:style-name="ro1">
          <table:table-cell office:value-type="string" calcext:value-type="string">
            <text:p>2023-01-07 16:56:19</text:p>
          </table:table-cell>
          <table:table-cell office:value-type="float" office:value="69.2268" calcext:value-type="float">
            <text:p>69,2268</text:p>
          </table:table-cell>
        </table:table-row>
        <table:table-row table:style-name="ro1">
          <table:table-cell office:value-type="string" calcext:value-type="string">
            <text:p>2023-01-07 16:56:18</text:p>
          </table:table-cell>
          <table:table-cell office:value-type="float" office:value="74.83022" calcext:value-type="float">
            <text:p>74,83022</text:p>
          </table:table-cell>
        </table:table-row>
        <table:table-row table:style-name="ro1">
          <table:table-cell office:value-type="string" calcext:value-type="string">
            <text:p>2023-01-07 16:56:17</text:p>
          </table:table-cell>
          <table:table-cell office:value-type="float" office:value="82.95412" calcext:value-type="float">
            <text:p>82,95412</text:p>
          </table:table-cell>
        </table:table-row>
        <table:table-row table:style-name="ro1">
          <table:table-cell office:value-type="string" calcext:value-type="string">
            <text:p>2023-01-07 16:56:16</text:p>
          </table:table-cell>
          <table:table-cell office:value-type="float" office:value="81.61703" calcext:value-type="float">
            <text:p>81,61703</text:p>
          </table:table-cell>
        </table:table-row>
        <table:table-row table:style-name="ro1">
          <table:table-cell office:value-type="string" calcext:value-type="string">
            <text:p>2023-01-07 16:56:15</text:p>
          </table:table-cell>
          <table:table-cell office:value-type="float" office:value="65.53775" calcext:value-type="float">
            <text:p>65,53775</text:p>
          </table:table-cell>
        </table:table-row>
        <table:table-row table:style-name="ro1">
          <table:table-cell office:value-type="string" calcext:value-type="string">
            <text:p>2023-01-07 16:56:14</text:p>
          </table:table-cell>
          <table:table-cell office:value-type="float" office:value="67.9173" calcext:value-type="float">
            <text:p>67,9173</text:p>
          </table:table-cell>
        </table:table-row>
        <table:table-row table:style-name="ro1">
          <table:table-cell office:value-type="string" calcext:value-type="string">
            <text:p>2023-01-07 16:56:13</text:p>
          </table:table-cell>
          <table:table-cell office:value-type="float" office:value="89.11938" calcext:value-type="float">
            <text:p>89,11938</text:p>
          </table:table-cell>
        </table:table-row>
        <table:table-row table:style-name="ro1">
          <table:table-cell office:value-type="string" calcext:value-type="string">
            <text:p>2023-01-07 16:56:12</text:p>
          </table:table-cell>
          <table:table-cell office:value-type="float" office:value="89.96872" calcext:value-type="float">
            <text:p>89,96872</text:p>
          </table:table-cell>
        </table:table-row>
        <table:table-row table:style-name="ro1">
          <table:table-cell office:value-type="string" calcext:value-type="string">
            <text:p>2023-01-07 16:56:11</text:p>
          </table:table-cell>
          <table:table-cell office:value-type="float" office:value="89.93915" calcext:value-type="float">
            <text:p>89,93915</text:p>
          </table:table-cell>
        </table:table-row>
        <table:table-row table:style-name="ro1">
          <table:table-cell office:value-type="string" calcext:value-type="string">
            <text:p>2023-01-07 16:56:10</text:p>
          </table:table-cell>
          <table:table-cell office:value-type="float" office:value="90.02542" calcext:value-type="float">
            <text:p>90,02542</text:p>
          </table:table-cell>
        </table:table-row>
        <table:table-row table:style-name="ro1">
          <table:table-cell office:value-type="string" calcext:value-type="string">
            <text:p>2023-01-07 16:56:09</text:p>
          </table:table-cell>
          <table:table-cell office:value-type="float" office:value="89.00745" calcext:value-type="float">
            <text:p>89,00745</text:p>
          </table:table-cell>
        </table:table-row>
        <table:table-row table:style-name="ro1">
          <table:table-cell office:value-type="string" calcext:value-type="string">
            <text:p>2023-01-07 16:56:08</text:p>
          </table:table-cell>
          <table:table-cell office:value-type="float" office:value="90.47468" calcext:value-type="float">
            <text:p>90,47468</text:p>
          </table:table-cell>
        </table:table-row>
        <table:table-row table:style-name="ro1">
          <table:table-cell office:value-type="string" calcext:value-type="string">
            <text:p>2023-01-07 16:56:07</text:p>
          </table:table-cell>
          <table:table-cell office:value-type="float" office:value="78.31552" calcext:value-type="float">
            <text:p>78,31552</text:p>
          </table:table-cell>
        </table:table-row>
        <table:table-row table:style-name="ro1">
          <table:table-cell office:value-type="string" calcext:value-type="string">
            <text:p>2023-01-07 16:56:06</text:p>
          </table:table-cell>
          <table:table-cell office:value-type="float" office:value="75.50945" calcext:value-type="float">
            <text:p>75,50945</text:p>
          </table:table-cell>
        </table:table-row>
        <table:table-row table:style-name="ro1">
          <table:table-cell office:value-type="string" calcext:value-type="string">
            <text:p>2023-01-07 16:56:05</text:p>
          </table:table-cell>
          <table:table-cell office:value-type="float" office:value="80.24738" calcext:value-type="float">
            <text:p>80,24738</text:p>
          </table:table-cell>
        </table:table-row>
        <table:table-row table:style-name="ro1">
          <table:table-cell office:value-type="string" calcext:value-type="string">
            <text:p>2023-01-07 16:56:04</text:p>
          </table:table-cell>
          <table:table-cell office:value-type="float" office:value="92.3429" calcext:value-type="float">
            <text:p>92,3429</text:p>
          </table:table-cell>
        </table:table-row>
        <table:table-row table:style-name="ro1">
          <table:table-cell office:value-type="string" calcext:value-type="string">
            <text:p>2023-01-07 16:56:03</text:p>
          </table:table-cell>
          <table:table-cell office:value-type="float" office:value="88.8106" calcext:value-type="float">
            <text:p>88,8106</text:p>
          </table:table-cell>
        </table:table-row>
        <table:table-row table:style-name="ro1">
          <table:table-cell office:value-type="string" calcext:value-type="string">
            <text:p>2023-01-07 16:56:02</text:p>
          </table:table-cell>
          <table:table-cell office:value-type="float" office:value="86.52485" calcext:value-type="float">
            <text:p>86,52485</text:p>
          </table:table-cell>
        </table:table-row>
        <table:table-row table:style-name="ro1">
          <table:table-cell office:value-type="string" calcext:value-type="string">
            <text:p>2023-01-07 16:56:01</text:p>
          </table:table-cell>
          <table:table-cell office:value-type="float" office:value="90.12948" calcext:value-type="float">
            <text:p>90,12948</text:p>
          </table:table-cell>
        </table:table-row>
        <table:table-row table:style-name="ro1">
          <table:table-cell office:value-type="string" calcext:value-type="string">
            <text:p>2023-01-07 16:56:00</text:p>
          </table:table-cell>
          <table:table-cell office:value-type="float" office:value="87.3069" calcext:value-type="float">
            <text:p>87,3069</text:p>
          </table:table-cell>
        </table:table-row>
        <table:table-row table:style-name="ro1">
          <table:table-cell office:value-type="string" calcext:value-type="string">
            <text:p>2023-01-07 16:55:59</text:p>
          </table:table-cell>
          <table:table-cell office:value-type="float" office:value="90.5059" calcext:value-type="float">
            <text:p>90,5059</text:p>
          </table:table-cell>
        </table:table-row>
        <table:table-row table:style-name="ro1">
          <table:table-cell office:value-type="string" calcext:value-type="string">
            <text:p>2023-01-07 16:55:58</text:p>
          </table:table-cell>
          <table:table-cell office:value-type="float" office:value="92.41225" calcext:value-type="float">
            <text:p>92,41225</text:p>
          </table:table-cell>
        </table:table-row>
        <table:table-row table:style-name="ro1">
          <table:table-cell office:value-type="string" calcext:value-type="string">
            <text:p>2023-01-07 16:55:57</text:p>
          </table:table-cell>
          <table:table-cell office:value-type="float" office:value="92.16053" calcext:value-type="float">
            <text:p>92,16053</text:p>
          </table:table-cell>
        </table:table-row>
        <table:table-row table:style-name="ro1">
          <table:table-cell office:value-type="string" calcext:value-type="string">
            <text:p>2023-01-07 16:55:56</text:p>
          </table:table-cell>
          <table:table-cell office:value-type="float" office:value="92.59807" calcext:value-type="float">
            <text:p>92,59807</text:p>
          </table:table-cell>
        </table:table-row>
        <table:table-row table:style-name="ro1">
          <table:table-cell office:value-type="string" calcext:value-type="string">
            <text:p>2023-01-07 16:55:55</text:p>
          </table:table-cell>
          <table:table-cell office:value-type="float" office:value="88.07738" calcext:value-type="float">
            <text:p>88,07738</text:p>
          </table:table-cell>
        </table:table-row>
        <table:table-row table:style-name="ro1">
          <table:table-cell office:value-type="string" calcext:value-type="string">
            <text:p>2023-01-07 16:55:54</text:p>
          </table:table-cell>
          <table:table-cell office:value-type="float" office:value="88.61365" calcext:value-type="float">
            <text:p>88,61365</text:p>
          </table:table-cell>
        </table:table-row>
        <table:table-row table:style-name="ro1">
          <table:table-cell office:value-type="string" calcext:value-type="string">
            <text:p>2023-01-07 16:55:53</text:p>
          </table:table-cell>
          <table:table-cell office:value-type="float" office:value="90.15117" calcext:value-type="float">
            <text:p>90,15117</text:p>
          </table:table-cell>
        </table:table-row>
        <table:table-row table:style-name="ro1">
          <table:table-cell office:value-type="string" calcext:value-type="string">
            <text:p>2023-01-07 16:55:52</text:p>
          </table:table-cell>
          <table:table-cell office:value-type="float" office:value="89.71742" calcext:value-type="float">
            <text:p>89,71742</text:p>
          </table:table-cell>
        </table:table-row>
        <table:table-row table:style-name="ro1">
          <table:table-cell office:value-type="string" calcext:value-type="string">
            <text:p>2023-01-07 16:55:51</text:p>
          </table:table-cell>
          <table:table-cell office:value-type="float" office:value="89.23428" calcext:value-type="float">
            <text:p>89,23428</text:p>
          </table:table-cell>
        </table:table-row>
        <table:table-row table:style-name="ro1">
          <table:table-cell office:value-type="string" calcext:value-type="string">
            <text:p>2023-01-07 16:55:50</text:p>
          </table:table-cell>
          <table:table-cell office:value-type="float" office:value="87.15895" calcext:value-type="float">
            <text:p>87,15895</text:p>
          </table:table-cell>
        </table:table-row>
        <table:table-row table:style-name="ro1">
          <table:table-cell office:value-type="string" calcext:value-type="string">
            <text:p>2023-01-07 16:55:49</text:p>
          </table:table-cell>
          <table:table-cell office:value-type="float" office:value="92.32245" calcext:value-type="float">
            <text:p>92,32245</text:p>
          </table:table-cell>
        </table:table-row>
        <table:table-row table:style-name="ro1">
          <table:table-cell office:value-type="string" calcext:value-type="string">
            <text:p>2023-01-07 16:55:48</text:p>
          </table:table-cell>
          <table:table-cell office:value-type="float" office:value="93.50338" calcext:value-type="float">
            <text:p>93,50338</text:p>
          </table:table-cell>
        </table:table-row>
        <table:table-row table:style-name="ro1">
          <table:table-cell office:value-type="string" calcext:value-type="string">
            <text:p>2023-01-07 16:55:47</text:p>
          </table:table-cell>
          <table:table-cell office:value-type="float" office:value="92.78792" calcext:value-type="float">
            <text:p>92,78792</text:p>
          </table:table-cell>
        </table:table-row>
        <table:table-row table:style-name="ro1">
          <table:table-cell office:value-type="string" calcext:value-type="string">
            <text:p>2023-01-07 16:55:46</text:p>
          </table:table-cell>
          <table:table-cell office:value-type="float" office:value="93.4278" calcext:value-type="float">
            <text:p>93,4278</text:p>
          </table:table-cell>
        </table:table-row>
        <table:table-row table:style-name="ro1">
          <table:table-cell office:value-type="string" calcext:value-type="string">
            <text:p>2023-01-07 16:55:45</text:p>
          </table:table-cell>
          <table:table-cell office:value-type="float" office:value="93.28995" calcext:value-type="float">
            <text:p>93,28995</text:p>
          </table:table-cell>
        </table:table-row>
        <table:table-row table:style-name="ro1">
          <table:table-cell office:value-type="string" calcext:value-type="string">
            <text:p>2023-01-07 16:55:44</text:p>
          </table:table-cell>
          <table:table-cell office:value-type="float" office:value="91.5003" calcext:value-type="float">
            <text:p>91,5003</text:p>
          </table:table-cell>
        </table:table-row>
        <table:table-row table:style-name="ro1">
          <table:table-cell office:value-type="string" calcext:value-type="string">
            <text:p>2023-01-07 16:55:43</text:p>
          </table:table-cell>
          <table:table-cell office:value-type="float" office:value="92.272" calcext:value-type="float">
            <text:p>92,272</text:p>
          </table:table-cell>
        </table:table-row>
        <table:table-row table:style-name="ro1">
          <table:table-cell office:value-type="string" calcext:value-type="string">
            <text:p>2023-01-07 16:55:42</text:p>
          </table:table-cell>
          <table:table-cell office:value-type="float" office:value="92.2673" calcext:value-type="float">
            <text:p>92,2673</text:p>
          </table:table-cell>
        </table:table-row>
        <table:table-row table:style-name="ro1">
          <table:table-cell office:value-type="string" calcext:value-type="string">
            <text:p>2023-01-07 16:55:41</text:p>
          </table:table-cell>
          <table:table-cell office:value-type="float" office:value="77.07353" calcext:value-type="float">
            <text:p>77,07353</text:p>
          </table:table-cell>
        </table:table-row>
        <table:table-row table:style-name="ro1">
          <table:table-cell office:value-type="string" calcext:value-type="string">
            <text:p>2023-01-07 16:55:40</text:p>
          </table:table-cell>
          <table:table-cell office:value-type="float" office:value="36.38308" calcext:value-type="float">
            <text:p>36,38308</text:p>
          </table:table-cell>
        </table:table-row>
        <table:table-row table:style-name="ro1">
          <table:table-cell office:value-type="string" calcext:value-type="string">
            <text:p>2023-01-07 16:55:39</text:p>
          </table:table-cell>
          <table:table-cell office:value-type="float" office:value="0.001425" calcext:value-type="float">
            <text:p>0,001425</text:p>
          </table:table-cell>
        </table:table-row>
        <table:table-row table:style-name="ro1">
          <table:table-cell office:value-type="string" calcext:value-type="string">
            <text:p>2023-01-07 16:55: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5: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5: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5: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5: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5: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5: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5: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5: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5: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5: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5: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5: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5: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5: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5: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5: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5: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5: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5: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5: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5: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5: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5: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5: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5: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5: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5: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5: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5: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5: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5:07</text:p>
          </table:table-cell>
          <table:table-cell office:value-type="float" office:value="7.492325" calcext:value-type="float">
            <text:p>7,492325</text:p>
          </table:table-cell>
        </table:table-row>
        <table:table-row table:style-name="ro1">
          <table:table-cell office:value-type="string" calcext:value-type="string">
            <text:p>2023-01-07 16:55:06</text:p>
          </table:table-cell>
          <table:table-cell office:value-type="float" office:value="70.12635" calcext:value-type="float">
            <text:p>70,12635</text:p>
          </table:table-cell>
        </table:table-row>
        <table:table-row table:style-name="ro1">
          <table:table-cell office:value-type="string" calcext:value-type="string">
            <text:p>2023-01-07 16:55:05</text:p>
          </table:table-cell>
          <table:table-cell office:value-type="float" office:value="72.9695" calcext:value-type="float">
            <text:p>72,9695</text:p>
          </table:table-cell>
        </table:table-row>
        <table:table-row table:style-name="ro1">
          <table:table-cell office:value-type="string" calcext:value-type="string">
            <text:p>2023-01-07 16:55:04</text:p>
          </table:table-cell>
          <table:table-cell office:value-type="float" office:value="78.78065" calcext:value-type="float">
            <text:p>78,78065</text:p>
          </table:table-cell>
        </table:table-row>
        <table:table-row table:style-name="ro1">
          <table:table-cell office:value-type="string" calcext:value-type="string">
            <text:p>2023-01-07 16:55:03</text:p>
          </table:table-cell>
          <table:table-cell office:value-type="float" office:value="91.7575" calcext:value-type="float">
            <text:p>91,7575</text:p>
          </table:table-cell>
        </table:table-row>
        <table:table-row table:style-name="ro1">
          <table:table-cell office:value-type="string" calcext:value-type="string">
            <text:p>2023-01-07 16:55:02</text:p>
          </table:table-cell>
          <table:table-cell office:value-type="float" office:value="92.96685" calcext:value-type="float">
            <text:p>92,96685</text:p>
          </table:table-cell>
        </table:table-row>
        <table:table-row table:style-name="ro1">
          <table:table-cell office:value-type="string" calcext:value-type="string">
            <text:p>2023-01-07 16:55:01</text:p>
          </table:table-cell>
          <table:table-cell office:value-type="float" office:value="90.22912" calcext:value-type="float">
            <text:p>90,22912</text:p>
          </table:table-cell>
        </table:table-row>
        <table:table-row table:style-name="ro1">
          <table:table-cell office:value-type="string" calcext:value-type="string">
            <text:p>2023-01-07 16:55:00</text:p>
          </table:table-cell>
          <table:table-cell office:value-type="float" office:value="92.62502" calcext:value-type="float">
            <text:p>92,62502</text:p>
          </table:table-cell>
        </table:table-row>
        <table:table-row table:style-name="ro1">
          <table:table-cell office:value-type="string" calcext:value-type="string">
            <text:p>2023-01-07 16:54:59</text:p>
          </table:table-cell>
          <table:table-cell office:value-type="float" office:value="90.28672" calcext:value-type="float">
            <text:p>90,28672</text:p>
          </table:table-cell>
        </table:table-row>
        <table:table-row table:style-name="ro1">
          <table:table-cell office:value-type="string" calcext:value-type="string">
            <text:p>2023-01-07 16:54:58</text:p>
          </table:table-cell>
          <table:table-cell office:value-type="float" office:value="90.71997" calcext:value-type="float">
            <text:p>90,71997</text:p>
          </table:table-cell>
        </table:table-row>
        <table:table-row table:style-name="ro1">
          <table:table-cell office:value-type="string" calcext:value-type="string">
            <text:p>2023-01-07 16:54:57</text:p>
          </table:table-cell>
          <table:table-cell office:value-type="float" office:value="90.80043" calcext:value-type="float">
            <text:p>90,80043</text:p>
          </table:table-cell>
        </table:table-row>
        <table:table-row table:style-name="ro1">
          <table:table-cell office:value-type="string" calcext:value-type="string">
            <text:p>2023-01-07 16:54:56</text:p>
          </table:table-cell>
          <table:table-cell office:value-type="float" office:value="80.71398" calcext:value-type="float">
            <text:p>80,71398</text:p>
          </table:table-cell>
        </table:table-row>
        <table:table-row table:style-name="ro1">
          <table:table-cell office:value-type="string" calcext:value-type="string">
            <text:p>2023-01-07 16:54:55</text:p>
          </table:table-cell>
          <table:table-cell office:value-type="float" office:value="87.83258" calcext:value-type="float">
            <text:p>87,83258</text:p>
          </table:table-cell>
        </table:table-row>
        <table:table-row table:style-name="ro1">
          <table:table-cell office:value-type="string" calcext:value-type="string">
            <text:p>2023-01-07 16:54:54</text:p>
          </table:table-cell>
          <table:table-cell office:value-type="float" office:value="81.7024" calcext:value-type="float">
            <text:p>81,7024</text:p>
          </table:table-cell>
        </table:table-row>
        <table:table-row table:style-name="ro1">
          <table:table-cell office:value-type="string" calcext:value-type="string">
            <text:p>2023-01-07 16:54:53</text:p>
          </table:table-cell>
          <table:table-cell office:value-type="float" office:value="70.51678" calcext:value-type="float">
            <text:p>70,51678</text:p>
          </table:table-cell>
        </table:table-row>
        <table:table-row table:style-name="ro1">
          <table:table-cell office:value-type="string" calcext:value-type="string">
            <text:p>2023-01-07 16:54:52</text:p>
          </table:table-cell>
          <table:table-cell office:value-type="float" office:value="59.68298" calcext:value-type="float">
            <text:p>59,68298</text:p>
          </table:table-cell>
        </table:table-row>
        <table:table-row table:style-name="ro1">
          <table:table-cell office:value-type="string" calcext:value-type="string">
            <text:p>2023-01-07 16:54:51</text:p>
          </table:table-cell>
          <table:table-cell office:value-type="float" office:value="78.41635" calcext:value-type="float">
            <text:p>78,41635</text:p>
          </table:table-cell>
        </table:table-row>
        <table:table-row table:style-name="ro1">
          <table:table-cell office:value-type="string" calcext:value-type="string">
            <text:p>2023-01-07 16:54:50</text:p>
          </table:table-cell>
          <table:table-cell office:value-type="float" office:value="88.6093" calcext:value-type="float">
            <text:p>88,6093</text:p>
          </table:table-cell>
        </table:table-row>
        <table:table-row table:style-name="ro1">
          <table:table-cell office:value-type="string" calcext:value-type="string">
            <text:p>2023-01-07 16:54:49</text:p>
          </table:table-cell>
          <table:table-cell office:value-type="float" office:value="80.38992" calcext:value-type="float">
            <text:p>80,38992</text:p>
          </table:table-cell>
        </table:table-row>
        <table:table-row table:style-name="ro1">
          <table:table-cell office:value-type="string" calcext:value-type="string">
            <text:p>2023-01-07 16:54:48</text:p>
          </table:table-cell>
          <table:table-cell office:value-type="float" office:value="90.9075" calcext:value-type="float">
            <text:p>90,9075</text:p>
          </table:table-cell>
        </table:table-row>
        <table:table-row table:style-name="ro1">
          <table:table-cell office:value-type="string" calcext:value-type="string">
            <text:p>2023-01-07 16:54:47</text:p>
          </table:table-cell>
          <table:table-cell office:value-type="float" office:value="81.6501" calcext:value-type="float">
            <text:p>81,6501</text:p>
          </table:table-cell>
        </table:table-row>
        <table:table-row table:style-name="ro1">
          <table:table-cell office:value-type="string" calcext:value-type="string">
            <text:p>2023-01-07 16:54:46</text:p>
          </table:table-cell>
          <table:table-cell office:value-type="float" office:value="91.08583" calcext:value-type="float">
            <text:p>91,08583</text:p>
          </table:table-cell>
        </table:table-row>
        <table:table-row table:style-name="ro1">
          <table:table-cell office:value-type="string" calcext:value-type="string">
            <text:p>2023-01-07 16:54:45</text:p>
          </table:table-cell>
          <table:table-cell office:value-type="float" office:value="91.61422" calcext:value-type="float">
            <text:p>91,61422</text:p>
          </table:table-cell>
        </table:table-row>
        <table:table-row table:style-name="ro1">
          <table:table-cell office:value-type="string" calcext:value-type="string">
            <text:p>2023-01-07 16:54:44</text:p>
          </table:table-cell>
          <table:table-cell office:value-type="float" office:value="70.4775" calcext:value-type="float">
            <text:p>70,4775</text:p>
          </table:table-cell>
        </table:table-row>
        <table:table-row table:style-name="ro1">
          <table:table-cell office:value-type="string" calcext:value-type="string">
            <text:p>2023-01-07 16:54:43</text:p>
          </table:table-cell>
          <table:table-cell office:value-type="float" office:value="90.55795" calcext:value-type="float">
            <text:p>90,55795</text:p>
          </table:table-cell>
        </table:table-row>
        <table:table-row table:style-name="ro1">
          <table:table-cell office:value-type="string" calcext:value-type="string">
            <text:p>2023-01-07 16:54:42</text:p>
          </table:table-cell>
          <table:table-cell office:value-type="float" office:value="81.7171" calcext:value-type="float">
            <text:p>81,7171</text:p>
          </table:table-cell>
        </table:table-row>
        <table:table-row table:style-name="ro1">
          <table:table-cell office:value-type="string" calcext:value-type="string">
            <text:p>2023-01-07 16:54:41</text:p>
          </table:table-cell>
          <table:table-cell office:value-type="float" office:value="92.7041" calcext:value-type="float">
            <text:p>92,7041</text:p>
          </table:table-cell>
        </table:table-row>
        <table:table-row table:style-name="ro1">
          <table:table-cell office:value-type="string" calcext:value-type="string">
            <text:p>2023-01-07 16:54:40</text:p>
          </table:table-cell>
          <table:table-cell office:value-type="float" office:value="92.6891" calcext:value-type="float">
            <text:p>92,6891</text:p>
          </table:table-cell>
        </table:table-row>
        <table:table-row table:style-name="ro1">
          <table:table-cell office:value-type="string" calcext:value-type="string">
            <text:p>2023-01-07 16:54:39</text:p>
          </table:table-cell>
          <table:table-cell office:value-type="float" office:value="92.75152" calcext:value-type="float">
            <text:p>92,75152</text:p>
          </table:table-cell>
        </table:table-row>
        <table:table-row table:style-name="ro1">
          <table:table-cell office:value-type="string" calcext:value-type="string">
            <text:p>2023-01-07 16:54:38</text:p>
          </table:table-cell>
          <table:table-cell office:value-type="float" office:value="91.51198" calcext:value-type="float">
            <text:p>91,51198</text:p>
          </table:table-cell>
        </table:table-row>
        <table:table-row table:style-name="ro1">
          <table:table-cell office:value-type="string" calcext:value-type="string">
            <text:p>2023-01-07 16:54:37</text:p>
          </table:table-cell>
          <table:table-cell office:value-type="float" office:value="86.86768" calcext:value-type="float">
            <text:p>86,86768</text:p>
          </table:table-cell>
        </table:table-row>
        <table:table-row table:style-name="ro1">
          <table:table-cell office:value-type="string" calcext:value-type="string">
            <text:p>2023-01-07 16:54:36</text:p>
          </table:table-cell>
          <table:table-cell office:value-type="float" office:value="83.96268" calcext:value-type="float">
            <text:p>83,96268</text:p>
          </table:table-cell>
        </table:table-row>
        <table:table-row table:style-name="ro1">
          <table:table-cell office:value-type="string" calcext:value-type="string">
            <text:p>2023-01-07 16:54:35</text:p>
          </table:table-cell>
          <table:table-cell office:value-type="float" office:value="90.35212" calcext:value-type="float">
            <text:p>90,35212</text:p>
          </table:table-cell>
        </table:table-row>
        <table:table-row table:style-name="ro1">
          <table:table-cell office:value-type="string" calcext:value-type="string">
            <text:p>2023-01-07 16:54:34</text:p>
          </table:table-cell>
          <table:table-cell office:value-type="float" office:value="84.83128" calcext:value-type="float">
            <text:p>84,83128</text:p>
          </table:table-cell>
        </table:table-row>
        <table:table-row table:style-name="ro1">
          <table:table-cell office:value-type="string" calcext:value-type="string">
            <text:p>2023-01-07 16:54:33</text:p>
          </table:table-cell>
          <table:table-cell office:value-type="float" office:value="92.82497" calcext:value-type="float">
            <text:p>92,82497</text:p>
          </table:table-cell>
        </table:table-row>
        <table:table-row table:style-name="ro1">
          <table:table-cell office:value-type="string" calcext:value-type="string">
            <text:p>2023-01-07 16:54:32</text:p>
          </table:table-cell>
          <table:table-cell office:value-type="float" office:value="85.81545" calcext:value-type="float">
            <text:p>85,81545</text:p>
          </table:table-cell>
        </table:table-row>
        <table:table-row table:style-name="ro1">
          <table:table-cell office:value-type="string" calcext:value-type="string">
            <text:p>2023-01-07 16:54:31</text:p>
          </table:table-cell>
          <table:table-cell office:value-type="float" office:value="92.58085" calcext:value-type="float">
            <text:p>92,58085</text:p>
          </table:table-cell>
        </table:table-row>
        <table:table-row table:style-name="ro1">
          <table:table-cell office:value-type="string" calcext:value-type="string">
            <text:p>2023-01-07 16:54:30</text:p>
          </table:table-cell>
          <table:table-cell office:value-type="float" office:value="86.38005" calcext:value-type="float">
            <text:p>86,38005</text:p>
          </table:table-cell>
        </table:table-row>
        <table:table-row table:style-name="ro1">
          <table:table-cell office:value-type="string" calcext:value-type="string">
            <text:p>2023-01-07 16:54:29</text:p>
          </table:table-cell>
          <table:table-cell office:value-type="float" office:value="82.40932" calcext:value-type="float">
            <text:p>82,40932</text:p>
          </table:table-cell>
        </table:table-row>
        <table:table-row table:style-name="ro1">
          <table:table-cell office:value-type="string" calcext:value-type="string">
            <text:p>2023-01-07 16:54:28</text:p>
          </table:table-cell>
          <table:table-cell office:value-type="float" office:value="80.26883" calcext:value-type="float">
            <text:p>80,26883</text:p>
          </table:table-cell>
        </table:table-row>
        <table:table-row table:style-name="ro1">
          <table:table-cell office:value-type="string" calcext:value-type="string">
            <text:p>2023-01-07 16:54:27</text:p>
          </table:table-cell>
          <table:table-cell office:value-type="float" office:value="65.9152" calcext:value-type="float">
            <text:p>65,9152</text:p>
          </table:table-cell>
        </table:table-row>
        <table:table-row table:style-name="ro1">
          <table:table-cell office:value-type="string" calcext:value-type="string">
            <text:p>2023-01-07 16:54: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4: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4: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4: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4:22</text:p>
          </table:table-cell>
          <table:table-cell office:value-type="float" office:value="0.000625" calcext:value-type="float">
            <text:p>0,000625</text:p>
          </table:table-cell>
        </table:table-row>
        <table:table-row table:style-name="ro1">
          <table:table-cell office:value-type="string" calcext:value-type="string">
            <text:p>2023-01-07 16:54: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4: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4:19</text:p>
          </table:table-cell>
          <table:table-cell office:value-type="float" office:value="0.003075" calcext:value-type="float">
            <text:p>0,003075</text:p>
          </table:table-cell>
        </table:table-row>
        <table:table-row table:style-name="ro1">
          <table:table-cell office:value-type="string" calcext:value-type="string">
            <text:p>2023-01-07 16:54:18</text:p>
          </table:table-cell>
          <table:table-cell office:value-type="float" office:value="0.001775" calcext:value-type="float">
            <text:p>0,001775</text:p>
          </table:table-cell>
        </table:table-row>
        <table:table-row table:style-name="ro1">
          <table:table-cell office:value-type="string" calcext:value-type="string">
            <text:p>2023-01-07 16:54:17</text:p>
          </table:table-cell>
          <table:table-cell office:value-type="float" office:value="0.001825" calcext:value-type="float">
            <text:p>0,001825</text:p>
          </table:table-cell>
        </table:table-row>
        <table:table-row table:style-name="ro1">
          <table:table-cell office:value-type="string" calcext:value-type="string">
            <text:p>2023-01-07 16:54:16</text:p>
          </table:table-cell>
          <table:table-cell office:value-type="float" office:value="0.0014" calcext:value-type="float">
            <text:p>0,0014</text:p>
          </table:table-cell>
        </table:table-row>
        <table:table-row table:style-name="ro1">
          <table:table-cell office:value-type="string" calcext:value-type="string">
            <text:p>2023-01-07 16:54:15</text:p>
          </table:table-cell>
          <table:table-cell office:value-type="float" office:value="0.0026" calcext:value-type="float">
            <text:p>0,0026</text:p>
          </table:table-cell>
        </table:table-row>
        <table:table-row table:style-name="ro1">
          <table:table-cell office:value-type="string" calcext:value-type="string">
            <text:p>2023-01-07 16:54:14</text:p>
          </table:table-cell>
          <table:table-cell office:value-type="float" office:value="0.0028" calcext:value-type="float">
            <text:p>0,0028</text:p>
          </table:table-cell>
        </table:table-row>
        <table:table-row table:style-name="ro1">
          <table:table-cell office:value-type="string" calcext:value-type="string">
            <text:p>2023-01-07 16:54:13</text:p>
          </table:table-cell>
          <table:table-cell office:value-type="float" office:value="0.00135" calcext:value-type="float">
            <text:p>0,00135</text:p>
          </table:table-cell>
        </table:table-row>
        <table:table-row table:style-name="ro1">
          <table:table-cell office:value-type="string" calcext:value-type="string">
            <text:p>2023-01-07 16:54:12</text:p>
          </table:table-cell>
          <table:table-cell office:value-type="float" office:value="0.0037" calcext:value-type="float">
            <text:p>0,0037</text:p>
          </table:table-cell>
        </table:table-row>
        <table:table-row table:style-name="ro1">
          <table:table-cell office:value-type="string" calcext:value-type="string">
            <text:p>2023-01-07 16:54: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4: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4: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6:54:0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seventh</text:p>
          </table:table-cell>
          <table:table-cell office:value-type="string" calcext:value-type="string">
            <text:p>eigth</text:p>
          </table:table-cell>
          <table:table-cell office:value-type="string" calcext:value-type="string">
            <text:p>ninth</text:p>
          </table:table-cell>
          <table:table-cell office:value-type="string" calcext:value-type="string">
            <text:p>tenth</text:p>
          </table:table-cell>
          <table:table-cell/>
          <table:table-cell office:value-type="string" calcext:value-type="string">
            <text:p>peak avg</text:p>
          </table:table-cell>
          <table:table-cell office:value-type="string" calcext:value-type="string">
            <text:p>peak:</text:p>
          </table:table-cell>
          <table:table-cell office:value-type="string" calcext:value-type="string">
            <text:p>avg of all data</text:p>
          </table:table-cell>
          <table:table-cell office:value-type="string" calcext:value-type="string">
            <text:p>avg of testdata</text:p>
          </table:table-cell>
          <table:table-cell/>
          <table:table-cell office:value-type="string" calcext:value-type="string">
            <text:p>time taken</text:p>
          </table:table-cell>
        </table:table-row>
        <table:table-row table:style-name="ro1">
          <table:table-cell office:value-type="float" office:value="70.12635" calcext:value-type="float">
            <text:p>70,12635</text:p>
          </table:table-cell>
          <table:table-cell office:value-type="float" office:value="69.2268" calcext:value-type="float">
            <text:p>69,2268</text:p>
          </table:table-cell>
          <table:table-cell office:value-type="float" office:value="39.8824" calcext:value-type="float">
            <text:p>39,8824</text:p>
          </table:table-cell>
          <table:table-cell office:value-type="float" office:value="73.0315" calcext:value-type="float">
            <text:p>73,0315</text:p>
          </table:table-cell>
          <table:table-cell office:value-type="float" office:value="49.09392" calcext:value-type="float">
            <text:p>49,09392</text:p>
          </table:table-cell>
          <table:table-cell table:number-columns-repeated="6"/>
          <table:table-cell table:formula="of:=AVERAGE([.A47:.E47])" office:value-type="float" office:value="93.289702" calcext:value-type="float">
            <text:p>93,289702</text:p>
          </table:table-cell>
          <table:table-cell table:formula="of:=MAX([.A47:.E47])" office:value-type="float" office:value="93.9112" calcext:value-type="float">
            <text:p>93,9112</text:p>
          </table:table-cell>
          <table:table-cell table:formula="of:=AVERAGEIF([$Sheet1.B2:.B283]; &quot;&gt;5&quot;)" office:value-type="float" office:value="84.845323725" calcext:value-type="float">
            <text:p>84,845323725</text:p>
          </table:table-cell>
          <table:table-cell table:formula="of:=AVERAGE([.A2:.E41])" office:value-type="float" office:value="85.2340322613065" calcext:value-type="float">
            <text:p>85,234032261306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2.9695" calcext:value-type="float">
            <text:p>72,9695</text:p>
          </table:table-cell>
          <table:table-cell office:value-type="float" office:value="74.83022" calcext:value-type="float">
            <text:p>74,83022</text:p>
          </table:table-cell>
          <table:table-cell office:value-type="float" office:value="81.17828" calcext:value-type="float">
            <text:p>81,17828</text:p>
          </table:table-cell>
          <table:table-cell office:value-type="float" office:value="92.06002" calcext:value-type="float">
            <text:p>92,06002</text:p>
          </table:table-cell>
          <table:table-cell office:value-type="float" office:value="89.04667" calcext:value-type="float">
            <text:p>89,04667</text:p>
          </table:table-cell>
          <table:table-cell table:number-columns-repeated="12"/>
        </table:table-row>
        <table:table-row table:style-name="ro1">
          <table:table-cell office:value-type="float" office:value="78.78065" calcext:value-type="float">
            <text:p>78,78065</text:p>
          </table:table-cell>
          <table:table-cell office:value-type="float" office:value="82.95412" calcext:value-type="float">
            <text:p>82,95412</text:p>
          </table:table-cell>
          <table:table-cell office:value-type="float" office:value="75.95902" calcext:value-type="float">
            <text:p>75,95902</text:p>
          </table:table-cell>
          <table:table-cell office:value-type="float" office:value="90.81278" calcext:value-type="float">
            <text:p>90,81278</text:p>
          </table:table-cell>
          <table:table-cell office:value-type="float" office:value="92.12753" calcext:value-type="float">
            <text:p>92,12753</text:p>
          </table:table-cell>
          <table:table-cell table:number-columns-repeated="12"/>
        </table:table-row>
        <table:table-row table:style-name="ro1">
          <table:table-cell office:value-type="float" office:value="91.7575" calcext:value-type="float">
            <text:p>91,7575</text:p>
          </table:table-cell>
          <table:table-cell office:value-type="float" office:value="81.61703" calcext:value-type="float">
            <text:p>81,61703</text:p>
          </table:table-cell>
          <table:table-cell office:value-type="float" office:value="76.74465" calcext:value-type="float">
            <text:p>76,74465</text:p>
          </table:table-cell>
          <table:table-cell office:value-type="float" office:value="92.10985" calcext:value-type="float">
            <text:p>92,10985</text:p>
          </table:table-cell>
          <table:table-cell office:value-type="float" office:value="89.5882" calcext:value-type="float">
            <text:p>89,5882</text:p>
          </table:table-cell>
          <table:table-cell table:number-columns-repeated="12"/>
        </table:table-row>
        <table:table-row table:style-name="ro1">
          <table:table-cell office:value-type="float" office:value="92.96685" calcext:value-type="float">
            <text:p>92,96685</text:p>
          </table:table-cell>
          <table:table-cell office:value-type="float" office:value="65.53775" calcext:value-type="float">
            <text:p>65,53775</text:p>
          </table:table-cell>
          <table:table-cell office:value-type="float" office:value="74.1696" calcext:value-type="float">
            <text:p>74,1696</text:p>
          </table:table-cell>
          <table:table-cell office:value-type="float" office:value="90.97372" calcext:value-type="float">
            <text:p>90,97372</text:p>
          </table:table-cell>
          <table:table-cell office:value-type="float" office:value="91.2652" calcext:value-type="float">
            <text:p>91,2652</text:p>
          </table:table-cell>
          <table:table-cell table:number-columns-repeated="12"/>
        </table:table-row>
        <table:table-row table:style-name="ro1">
          <table:table-cell office:value-type="float" office:value="90.22912" calcext:value-type="float">
            <text:p>90,22912</text:p>
          </table:table-cell>
          <table:table-cell office:value-type="float" office:value="67.9173" calcext:value-type="float">
            <text:p>67,9173</text:p>
          </table:table-cell>
          <table:table-cell office:value-type="float" office:value="75.2268" calcext:value-type="float">
            <text:p>75,2268</text:p>
          </table:table-cell>
          <table:table-cell office:value-type="float" office:value="82.77188" calcext:value-type="float">
            <text:p>82,77188</text:p>
          </table:table-cell>
          <table:table-cell office:value-type="float" office:value="89.65833" calcext:value-type="float">
            <text:p>89,65833</text:p>
          </table:table-cell>
          <table:table-cell table:number-columns-repeated="12"/>
        </table:table-row>
        <table:table-row table:style-name="ro1">
          <table:table-cell office:value-type="float" office:value="92.62502" calcext:value-type="float">
            <text:p>92,62502</text:p>
          </table:table-cell>
          <table:table-cell office:value-type="float" office:value="89.11938" calcext:value-type="float">
            <text:p>89,11938</text:p>
          </table:table-cell>
          <table:table-cell office:value-type="float" office:value="66.4938" calcext:value-type="float">
            <text:p>66,4938</text:p>
          </table:table-cell>
          <table:table-cell office:value-type="float" office:value="90.3832" calcext:value-type="float">
            <text:p>90,3832</text:p>
          </table:table-cell>
          <table:table-cell office:value-type="float" office:value="91.25137" calcext:value-type="float">
            <text:p>91,25137</text:p>
          </table:table-cell>
          <table:table-cell table:number-columns-repeated="12"/>
        </table:table-row>
        <table:table-row table:style-name="ro1">
          <table:table-cell office:value-type="float" office:value="90.28672" calcext:value-type="float">
            <text:p>90,28672</text:p>
          </table:table-cell>
          <table:table-cell office:value-type="float" office:value="89.96872" calcext:value-type="float">
            <text:p>89,96872</text:p>
          </table:table-cell>
          <table:table-cell office:value-type="float" office:value="84.78312" calcext:value-type="float">
            <text:p>84,78312</text:p>
          </table:table-cell>
          <table:table-cell office:value-type="float" office:value="87.67078" calcext:value-type="float">
            <text:p>87,67078</text:p>
          </table:table-cell>
          <table:table-cell office:value-type="float" office:value="83.63828" calcext:value-type="float">
            <text:p>83,63828</text:p>
          </table:table-cell>
          <table:table-cell table:number-columns-repeated="12"/>
        </table:table-row>
        <table:table-row table:style-name="ro1">
          <table:table-cell office:value-type="float" office:value="90.71997" calcext:value-type="float">
            <text:p>90,71997</text:p>
          </table:table-cell>
          <table:table-cell office:value-type="float" office:value="89.93915" calcext:value-type="float">
            <text:p>89,93915</text:p>
          </table:table-cell>
          <table:table-cell office:value-type="float" office:value="91.6595" calcext:value-type="float">
            <text:p>91,6595</text:p>
          </table:table-cell>
          <table:table-cell office:value-type="float" office:value="90.26065" calcext:value-type="float">
            <text:p>90,26065</text:p>
          </table:table-cell>
          <table:table-cell office:value-type="float" office:value="92.95747" calcext:value-type="float">
            <text:p>92,95747</text:p>
          </table:table-cell>
          <table:table-cell table:number-columns-repeated="12"/>
        </table:table-row>
        <table:table-row table:style-name="ro1">
          <table:table-cell office:value-type="float" office:value="90.80043" calcext:value-type="float">
            <text:p>90,80043</text:p>
          </table:table-cell>
          <table:table-cell office:value-type="float" office:value="90.02542" calcext:value-type="float">
            <text:p>90,02542</text:p>
          </table:table-cell>
          <table:table-cell office:value-type="float" office:value="80.74333" calcext:value-type="float">
            <text:p>80,74333</text:p>
          </table:table-cell>
          <table:table-cell office:value-type="float" office:value="89.6359" calcext:value-type="float">
            <text:p>89,6359</text:p>
          </table:table-cell>
          <table:table-cell office:value-type="float" office:value="92.85785" calcext:value-type="float">
            <text:p>92,85785</text:p>
          </table:table-cell>
          <table:table-cell table:number-columns-repeated="12"/>
        </table:table-row>
        <table:table-row table:style-name="ro1">
          <table:table-cell office:value-type="float" office:value="80.71398" calcext:value-type="float">
            <text:p>80,71398</text:p>
          </table:table-cell>
          <table:table-cell office:value-type="float" office:value="89.00745" calcext:value-type="float">
            <text:p>89,00745</text:p>
          </table:table-cell>
          <table:table-cell office:value-type="float" office:value="73.9622" calcext:value-type="float">
            <text:p>73,9622</text:p>
          </table:table-cell>
          <table:table-cell office:value-type="float" office:value="80.53605" calcext:value-type="float">
            <text:p>80,53605</text:p>
          </table:table-cell>
          <table:table-cell office:value-type="float" office:value="89.25938" calcext:value-type="float">
            <text:p>89,25938</text:p>
          </table:table-cell>
          <table:table-cell table:number-columns-repeated="12"/>
        </table:table-row>
        <table:table-row table:style-name="ro1">
          <table:table-cell office:value-type="float" office:value="87.83258" calcext:value-type="float">
            <text:p>87,83258</text:p>
          </table:table-cell>
          <table:table-cell office:value-type="float" office:value="90.47468" calcext:value-type="float">
            <text:p>90,47468</text:p>
          </table:table-cell>
          <table:table-cell office:value-type="float" office:value="87.17115" calcext:value-type="float">
            <text:p>87,17115</text:p>
          </table:table-cell>
          <table:table-cell office:value-type="float" office:value="89.4109" calcext:value-type="float">
            <text:p>89,4109</text:p>
          </table:table-cell>
          <table:table-cell office:value-type="float" office:value="90.50762" calcext:value-type="float">
            <text:p>90,50762</text:p>
          </table:table-cell>
          <table:table-cell table:number-columns-repeated="12"/>
        </table:table-row>
        <table:table-row table:style-name="ro1">
          <table:table-cell office:value-type="float" office:value="81.7024" calcext:value-type="float">
            <text:p>81,7024</text:p>
          </table:table-cell>
          <table:table-cell office:value-type="float" office:value="78.31552" calcext:value-type="float">
            <text:p>78,31552</text:p>
          </table:table-cell>
          <table:table-cell office:value-type="float" office:value="78.9056" calcext:value-type="float">
            <text:p>78,9056</text:p>
          </table:table-cell>
          <table:table-cell office:value-type="float" office:value="91.79738" calcext:value-type="float">
            <text:p>91,79738</text:p>
          </table:table-cell>
          <table:table-cell office:value-type="float" office:value="91.6266" calcext:value-type="float">
            <text:p>91,6266</text:p>
          </table:table-cell>
          <table:table-cell table:number-columns-repeated="12"/>
        </table:table-row>
        <table:table-row table:style-name="ro1">
          <table:table-cell office:value-type="float" office:value="70.51678" calcext:value-type="float">
            <text:p>70,51678</text:p>
          </table:table-cell>
          <table:table-cell office:value-type="float" office:value="75.50945" calcext:value-type="float">
            <text:p>75,50945</text:p>
          </table:table-cell>
          <table:table-cell office:value-type="float" office:value="66.3003" calcext:value-type="float">
            <text:p>66,3003</text:p>
          </table:table-cell>
          <table:table-cell office:value-type="float" office:value="85.98103" calcext:value-type="float">
            <text:p>85,98103</text:p>
          </table:table-cell>
          <table:table-cell office:value-type="float" office:value="89.34438" calcext:value-type="float">
            <text:p>89,34438</text:p>
          </table:table-cell>
          <table:table-cell table:number-columns-repeated="12"/>
        </table:table-row>
        <table:table-row table:style-name="ro1">
          <table:table-cell office:value-type="float" office:value="59.68298" calcext:value-type="float">
            <text:p>59,68298</text:p>
          </table:table-cell>
          <table:table-cell office:value-type="float" office:value="80.24738" calcext:value-type="float">
            <text:p>80,24738</text:p>
          </table:table-cell>
          <table:table-cell office:value-type="float" office:value="73.5803" calcext:value-type="float">
            <text:p>73,5803</text:p>
          </table:table-cell>
          <table:table-cell office:value-type="float" office:value="87.25888" calcext:value-type="float">
            <text:p>87,25888</text:p>
          </table:table-cell>
          <table:table-cell office:value-type="float" office:value="92.33532" calcext:value-type="float">
            <text:p>92,33532</text:p>
          </table:table-cell>
          <table:table-cell table:number-columns-repeated="12"/>
        </table:table-row>
        <table:table-row table:style-name="ro1">
          <table:table-cell office:value-type="float" office:value="78.41635" calcext:value-type="float">
            <text:p>78,41635</text:p>
          </table:table-cell>
          <table:table-cell office:value-type="float" office:value="92.3429" calcext:value-type="float">
            <text:p>92,3429</text:p>
          </table:table-cell>
          <table:table-cell office:value-type="float" office:value="89.48188" calcext:value-type="float">
            <text:p>89,48188</text:p>
          </table:table-cell>
          <table:table-cell office:value-type="float" office:value="78.46095" calcext:value-type="float">
            <text:p>78,46095</text:p>
          </table:table-cell>
          <table:table-cell office:value-type="float" office:value="89.14585" calcext:value-type="float">
            <text:p>89,14585</text:p>
          </table:table-cell>
          <table:table-cell table:number-columns-repeated="12"/>
        </table:table-row>
        <table:table-row table:style-name="ro1">
          <table:table-cell office:value-type="float" office:value="88.6093" calcext:value-type="float">
            <text:p>88,6093</text:p>
          </table:table-cell>
          <table:table-cell office:value-type="float" office:value="88.8106" calcext:value-type="float">
            <text:p>88,8106</text:p>
          </table:table-cell>
          <table:table-cell office:value-type="float" office:value="89.8054" calcext:value-type="float">
            <text:p>89,8054</text:p>
          </table:table-cell>
          <table:table-cell office:value-type="float" office:value="54.7566" calcext:value-type="float">
            <text:p>54,7566</text:p>
          </table:table-cell>
          <table:table-cell office:value-type="float" office:value="91.9961" calcext:value-type="float">
            <text:p>91,9961</text:p>
          </table:table-cell>
          <table:table-cell table:number-columns-repeated="12"/>
        </table:table-row>
        <table:table-row table:style-name="ro1">
          <table:table-cell office:value-type="float" office:value="80.38992" calcext:value-type="float">
            <text:p>80,38992</text:p>
          </table:table-cell>
          <table:table-cell office:value-type="float" office:value="86.52485" calcext:value-type="float">
            <text:p>86,52485</text:p>
          </table:table-cell>
          <table:table-cell office:value-type="float" office:value="92.84782" calcext:value-type="float">
            <text:p>92,84782</text:p>
          </table:table-cell>
          <table:table-cell office:value-type="float" office:value="77.7597" calcext:value-type="float">
            <text:p>77,7597</text:p>
          </table:table-cell>
          <table:table-cell office:value-type="float" office:value="91.19755" calcext:value-type="float">
            <text:p>91,19755</text:p>
          </table:table-cell>
          <table:table-cell table:number-columns-repeated="12"/>
        </table:table-row>
        <table:table-row table:style-name="ro1">
          <table:table-cell office:value-type="float" office:value="90.9075" calcext:value-type="float">
            <text:p>90,9075</text:p>
          </table:table-cell>
          <table:table-cell office:value-type="float" office:value="90.12948" calcext:value-type="float">
            <text:p>90,12948</text:p>
          </table:table-cell>
          <table:table-cell office:value-type="float" office:value="92.26595" calcext:value-type="float">
            <text:p>92,26595</text:p>
          </table:table-cell>
          <table:table-cell office:value-type="float" office:value="75.3364" calcext:value-type="float">
            <text:p>75,3364</text:p>
          </table:table-cell>
          <table:table-cell office:value-type="float" office:value="92.57892" calcext:value-type="float">
            <text:p>92,57892</text:p>
          </table:table-cell>
          <table:table-cell table:number-columns-repeated="12"/>
        </table:table-row>
        <table:table-row table:style-name="ro1">
          <table:table-cell office:value-type="float" office:value="81.6501" calcext:value-type="float">
            <text:p>81,6501</text:p>
          </table:table-cell>
          <table:table-cell office:value-type="float" office:value="87.3069" calcext:value-type="float">
            <text:p>87,3069</text:p>
          </table:table-cell>
          <table:table-cell office:value-type="float" office:value="93.07635" calcext:value-type="float">
            <text:p>93,07635</text:p>
          </table:table-cell>
          <table:table-cell office:value-type="float" office:value="68.52555" calcext:value-type="float">
            <text:p>68,52555</text:p>
          </table:table-cell>
          <table:table-cell office:value-type="float" office:value="92.14485" calcext:value-type="float">
            <text:p>92,14485</text:p>
          </table:table-cell>
          <table:table-cell table:number-columns-repeated="12"/>
        </table:table-row>
        <table:table-row table:style-name="ro1">
          <table:table-cell office:value-type="float" office:value="91.08583" calcext:value-type="float">
            <text:p>91,08583</text:p>
          </table:table-cell>
          <table:table-cell office:value-type="float" office:value="90.5059" calcext:value-type="float">
            <text:p>90,5059</text:p>
          </table:table-cell>
          <table:table-cell office:value-type="float" office:value="91.61305" calcext:value-type="float">
            <text:p>91,61305</text:p>
          </table:table-cell>
          <table:table-cell office:value-type="float" office:value="64.06168" calcext:value-type="float">
            <text:p>64,06168</text:p>
          </table:table-cell>
          <table:table-cell office:value-type="float" office:value="92.36792" calcext:value-type="float">
            <text:p>92,36792</text:p>
          </table:table-cell>
          <table:table-cell table:number-columns-repeated="12"/>
        </table:table-row>
        <table:table-row table:style-name="ro1">
          <table:table-cell office:value-type="float" office:value="91.61422" calcext:value-type="float">
            <text:p>91,61422</text:p>
          </table:table-cell>
          <table:table-cell office:value-type="float" office:value="92.41225" calcext:value-type="float">
            <text:p>92,41225</text:p>
          </table:table-cell>
          <table:table-cell office:value-type="float" office:value="92.12583" calcext:value-type="float">
            <text:p>92,12583</text:p>
          </table:table-cell>
          <table:table-cell office:value-type="float" office:value="83.66958" calcext:value-type="float">
            <text:p>83,66958</text:p>
          </table:table-cell>
          <table:table-cell office:value-type="float" office:value="92.1374" calcext:value-type="float">
            <text:p>92,1374</text:p>
          </table:table-cell>
          <table:table-cell table:number-columns-repeated="12"/>
        </table:table-row>
        <table:table-row table:style-name="ro1">
          <table:table-cell office:value-type="float" office:value="70.4775" calcext:value-type="float">
            <text:p>70,4775</text:p>
          </table:table-cell>
          <table:table-cell office:value-type="float" office:value="92.16053" calcext:value-type="float">
            <text:p>92,16053</text:p>
          </table:table-cell>
          <table:table-cell office:value-type="float" office:value="90.44908" calcext:value-type="float">
            <text:p>90,44908</text:p>
          </table:table-cell>
          <table:table-cell office:value-type="float" office:value="69.17818" calcext:value-type="float">
            <text:p>69,17818</text:p>
          </table:table-cell>
          <table:table-cell office:value-type="float" office:value="91.64812" calcext:value-type="float">
            <text:p>91,64812</text:p>
          </table:table-cell>
          <table:table-cell table:number-columns-repeated="12"/>
        </table:table-row>
        <table:table-row table:style-name="ro1">
          <table:table-cell office:value-type="float" office:value="90.55795" calcext:value-type="float">
            <text:p>90,55795</text:p>
          </table:table-cell>
          <table:table-cell office:value-type="float" office:value="92.59807" calcext:value-type="float">
            <text:p>92,59807</text:p>
          </table:table-cell>
          <table:table-cell office:value-type="float" office:value="93.55085" calcext:value-type="float">
            <text:p>93,55085</text:p>
          </table:table-cell>
          <table:table-cell office:value-type="float" office:value="75.83592" calcext:value-type="float">
            <text:p>75,83592</text:p>
          </table:table-cell>
          <table:table-cell office:value-type="float" office:value="87.3596" calcext:value-type="float">
            <text:p>87,3596</text:p>
          </table:table-cell>
          <table:table-cell table:number-columns-repeated="12"/>
        </table:table-row>
        <table:table-row table:style-name="ro1">
          <table:table-cell office:value-type="float" office:value="81.7171" calcext:value-type="float">
            <text:p>81,7171</text:p>
          </table:table-cell>
          <table:table-cell office:value-type="float" office:value="88.07738" calcext:value-type="float">
            <text:p>88,07738</text:p>
          </table:table-cell>
          <table:table-cell office:value-type="float" office:value="93.05772" calcext:value-type="float">
            <text:p>93,05772</text:p>
          </table:table-cell>
          <table:table-cell office:value-type="float" office:value="72.14908" calcext:value-type="float">
            <text:p>72,14908</text:p>
          </table:table-cell>
          <table:table-cell office:value-type="float" office:value="90.3725" calcext:value-type="float">
            <text:p>90,3725</text:p>
          </table:table-cell>
          <table:table-cell table:number-columns-repeated="12"/>
        </table:table-row>
        <table:table-row table:style-name="ro1">
          <table:table-cell office:value-type="float" office:value="92.7041" calcext:value-type="float">
            <text:p>92,7041</text:p>
          </table:table-cell>
          <table:table-cell office:value-type="float" office:value="88.61365" calcext:value-type="float">
            <text:p>88,61365</text:p>
          </table:table-cell>
          <table:table-cell office:value-type="float" office:value="92.6207" calcext:value-type="float">
            <text:p>92,6207</text:p>
          </table:table-cell>
          <table:table-cell office:value-type="float" office:value="85.89853" calcext:value-type="float">
            <text:p>85,89853</text:p>
          </table:table-cell>
          <table:table-cell office:value-type="float" office:value="91.22238" calcext:value-type="float">
            <text:p>91,22238</text:p>
          </table:table-cell>
          <table:table-cell table:number-columns-repeated="12"/>
        </table:table-row>
        <table:table-row table:style-name="ro1">
          <table:table-cell office:value-type="float" office:value="92.6891" calcext:value-type="float">
            <text:p>92,6891</text:p>
          </table:table-cell>
          <table:table-cell office:value-type="float" office:value="90.15117" calcext:value-type="float">
            <text:p>90,15117</text:p>
          </table:table-cell>
          <table:table-cell office:value-type="float" office:value="93.27707" calcext:value-type="float">
            <text:p>93,27707</text:p>
          </table:table-cell>
          <table:table-cell office:value-type="float" office:value="64.97132" calcext:value-type="float">
            <text:p>64,97132</text:p>
          </table:table-cell>
          <table:table-cell office:value-type="float" office:value="92.35147" calcext:value-type="float">
            <text:p>92,35147</text:p>
          </table:table-cell>
          <table:table-cell table:number-columns-repeated="12"/>
        </table:table-row>
        <table:table-row table:style-name="ro1">
          <table:table-cell office:value-type="float" office:value="92.75152" calcext:value-type="float">
            <text:p>92,75152</text:p>
          </table:table-cell>
          <table:table-cell office:value-type="float" office:value="89.71742" calcext:value-type="float">
            <text:p>89,71742</text:p>
          </table:table-cell>
          <table:table-cell office:value-type="float" office:value="92.65188" calcext:value-type="float">
            <text:p>92,65188</text:p>
          </table:table-cell>
          <table:table-cell office:value-type="float" office:value="91.76622" calcext:value-type="float">
            <text:p>91,76622</text:p>
          </table:table-cell>
          <table:table-cell office:value-type="float" office:value="91.90417" calcext:value-type="float">
            <text:p>91,90417</text:p>
          </table:table-cell>
          <table:table-cell table:number-columns-repeated="12"/>
        </table:table-row>
        <table:table-row table:style-name="ro1">
          <table:table-cell office:value-type="float" office:value="91.51198" calcext:value-type="float">
            <text:p>91,51198</text:p>
          </table:table-cell>
          <table:table-cell office:value-type="float" office:value="89.23428" calcext:value-type="float">
            <text:p>89,23428</text:p>
          </table:table-cell>
          <table:table-cell office:value-type="float" office:value="93.9112" calcext:value-type="float">
            <text:p>93,9112</text:p>
          </table:table-cell>
          <table:table-cell office:value-type="float" office:value="90.61738" calcext:value-type="float">
            <text:p>90,61738</text:p>
          </table:table-cell>
          <table:table-cell office:value-type="float" office:value="93.04588" calcext:value-type="float">
            <text:p>93,04588</text:p>
          </table:table-cell>
          <table:table-cell table:number-columns-repeated="12"/>
        </table:table-row>
        <table:table-row table:style-name="ro1">
          <table:table-cell office:value-type="float" office:value="86.86768" calcext:value-type="float">
            <text:p>86,86768</text:p>
          </table:table-cell>
          <table:table-cell office:value-type="float" office:value="87.15895" calcext:value-type="float">
            <text:p>87,15895</text:p>
          </table:table-cell>
          <table:table-cell office:value-type="float" office:value="93.02905" calcext:value-type="float">
            <text:p>93,02905</text:p>
          </table:table-cell>
          <table:table-cell office:value-type="float" office:value="91.64005" calcext:value-type="float">
            <text:p>91,64005</text:p>
          </table:table-cell>
          <table:table-cell office:value-type="float" office:value="89.38212" calcext:value-type="float">
            <text:p>89,38212</text:p>
          </table:table-cell>
          <table:table-cell table:number-columns-repeated="12"/>
        </table:table-row>
        <table:table-row table:style-name="ro1">
          <table:table-cell office:value-type="float" office:value="83.96268" calcext:value-type="float">
            <text:p>83,96268</text:p>
          </table:table-cell>
          <table:table-cell office:value-type="float" office:value="92.32245" calcext:value-type="float">
            <text:p>92,32245</text:p>
          </table:table-cell>
          <table:table-cell office:value-type="float" office:value="85.20428" calcext:value-type="float">
            <text:p>85,20428</text:p>
          </table:table-cell>
          <table:table-cell office:value-type="float" office:value="93.0212" calcext:value-type="float">
            <text:p>93,0212</text:p>
          </table:table-cell>
          <table:table-cell office:value-type="float" office:value="92.8427" calcext:value-type="float">
            <text:p>92,8427</text:p>
          </table:table-cell>
          <table:table-cell table:number-columns-repeated="12"/>
        </table:table-row>
        <table:table-row table:style-name="ro1">
          <table:table-cell office:value-type="float" office:value="90.35212" calcext:value-type="float">
            <text:p>90,35212</text:p>
          </table:table-cell>
          <table:table-cell office:value-type="float" office:value="93.50338" calcext:value-type="float">
            <text:p>93,50338</text:p>
          </table:table-cell>
          <table:table-cell office:value-type="float" office:value="93.5191" calcext:value-type="float">
            <text:p>93,5191</text:p>
          </table:table-cell>
          <table:table-cell office:value-type="float" office:value="91.06572" calcext:value-type="float">
            <text:p>91,06572</text:p>
          </table:table-cell>
          <table:table-cell office:value-type="float" office:value="92.4377" calcext:value-type="float">
            <text:p>92,4377</text:p>
          </table:table-cell>
          <table:table-cell table:number-columns-repeated="12"/>
        </table:table-row>
        <table:table-row table:style-name="ro1">
          <table:table-cell office:value-type="float" office:value="84.83128" calcext:value-type="float">
            <text:p>84,83128</text:p>
          </table:table-cell>
          <table:table-cell office:value-type="float" office:value="92.78792" calcext:value-type="float">
            <text:p>92,78792</text:p>
          </table:table-cell>
          <table:table-cell office:value-type="float" office:value="91.11675" calcext:value-type="float">
            <text:p>91,11675</text:p>
          </table:table-cell>
          <table:table-cell office:value-type="float" office:value="91.89842" calcext:value-type="float">
            <text:p>91,89842</text:p>
          </table:table-cell>
          <table:table-cell office:value-type="float" office:value="92.29265" calcext:value-type="float">
            <text:p>92,29265</text:p>
          </table:table-cell>
          <table:table-cell table:number-columns-repeated="12"/>
        </table:table-row>
        <table:table-row table:style-name="ro1">
          <table:table-cell office:value-type="float" office:value="92.82497" calcext:value-type="float">
            <text:p>92,82497</text:p>
          </table:table-cell>
          <table:table-cell office:value-type="float" office:value="93.4278" calcext:value-type="float">
            <text:p>93,4278</text:p>
          </table:table-cell>
          <table:table-cell office:value-type="float" office:value="93.44888" calcext:value-type="float">
            <text:p>93,44888</text:p>
          </table:table-cell>
          <table:table-cell office:value-type="float" office:value="92.01618" calcext:value-type="float">
            <text:p>92,01618</text:p>
          </table:table-cell>
          <table:table-cell office:value-type="float" office:value="91.9941" calcext:value-type="float">
            <text:p>91,9941</text:p>
          </table:table-cell>
          <table:table-cell table:number-columns-repeated="12"/>
        </table:table-row>
        <table:table-row table:style-name="ro1">
          <table:table-cell office:value-type="float" office:value="85.81545" calcext:value-type="float">
            <text:p>85,81545</text:p>
          </table:table-cell>
          <table:table-cell office:value-type="float" office:value="93.28995" calcext:value-type="float">
            <text:p>93,28995</text:p>
          </table:table-cell>
          <table:table-cell office:value-type="float" office:value="93.19505" calcext:value-type="float">
            <text:p>93,19505</text:p>
          </table:table-cell>
          <table:table-cell office:value-type="float" office:value="91.76912" calcext:value-type="float">
            <text:p>91,76912</text:p>
          </table:table-cell>
          <table:table-cell office:value-type="float" office:value="92.3394" calcext:value-type="float">
            <text:p>92,3394</text:p>
          </table:table-cell>
          <table:table-cell table:number-columns-repeated="12"/>
        </table:table-row>
        <table:table-row table:style-name="ro1">
          <table:table-cell office:value-type="float" office:value="92.58085" calcext:value-type="float">
            <text:p>92,58085</text:p>
          </table:table-cell>
          <table:table-cell office:value-type="float" office:value="91.5003" calcext:value-type="float">
            <text:p>91,5003</text:p>
          </table:table-cell>
          <table:table-cell office:value-type="float" office:value="92.22605" calcext:value-type="float">
            <text:p>92,22605</text:p>
          </table:table-cell>
          <table:table-cell office:value-type="float" office:value="92.17822" calcext:value-type="float">
            <text:p>92,17822</text:p>
          </table:table-cell>
          <table:table-cell office:value-type="float" office:value="92.8008" calcext:value-type="float">
            <text:p>92,8008</text:p>
          </table:table-cell>
          <table:table-cell table:number-columns-repeated="12"/>
        </table:table-row>
        <table:table-row table:style-name="ro1">
          <table:table-cell office:value-type="float" office:value="86.38005" calcext:value-type="float">
            <text:p>86,38005</text:p>
          </table:table-cell>
          <table:table-cell office:value-type="float" office:value="92.272" calcext:value-type="float">
            <text:p>92,272</text:p>
          </table:table-cell>
          <table:table-cell office:value-type="float" office:value="93.00532" calcext:value-type="float">
            <text:p>93,00532</text:p>
          </table:table-cell>
          <table:table-cell office:value-type="float" office:value="91.88553" calcext:value-type="float">
            <text:p>91,88553</text:p>
          </table:table-cell>
          <table:table-cell office:value-type="float" office:value="91.7862" calcext:value-type="float">
            <text:p>91,7862</text:p>
          </table:table-cell>
          <table:table-cell table:number-columns-repeated="12"/>
        </table:table-row>
        <table:table-row table:style-name="ro1">
          <table:table-cell office:value-type="float" office:value="82.40932" calcext:value-type="float">
            <text:p>82,40932</text:p>
          </table:table-cell>
          <table:table-cell office:value-type="float" office:value="92.2673" calcext:value-type="float">
            <text:p>92,2673</text:p>
          </table:table-cell>
          <table:table-cell office:value-type="float" office:value="72.5139" calcext:value-type="float">
            <text:p>72,5139</text:p>
          </table:table-cell>
          <table:table-cell office:value-type="float" office:value="90.6746" calcext:value-type="float">
            <text:p>90,6746</text:p>
          </table:table-cell>
          <table:table-cell office:value-type="float" office:value="80.52392" calcext:value-type="float">
            <text:p>80,52392</text:p>
          </table:table-cell>
          <table:table-cell table:number-columns-repeated="12"/>
        </table:table-row>
        <table:table-row table:style-name="ro1">
          <table:table-cell office:value-type="float" office:value="80.26883" calcext:value-type="float">
            <text:p>80,26883</text:p>
          </table:table-cell>
          <table:table-cell office:value-type="float" office:value="77.07353" calcext:value-type="float">
            <text:p>77,07353</text:p>
          </table:table-cell>
          <table:table-cell office:value-type="float" office:value="86.46167" calcext:value-type="float">
            <text:p>86,46167</text:p>
          </table:table-cell>
          <table:table-cell office:value-type="float" office:value="88.57678" calcext:value-type="float">
            <text:p>88,57678</text:p>
          </table:table-cell>
          <table:table-cell office:value-type="float" office:value="27.64913" calcext:value-type="float">
            <text:p>27,64913</text:p>
          </table:table-cell>
          <table:table-cell table:number-columns-repeated="12"/>
        </table:table-row>
        <table:table-row table:style-name="ro1">
          <table:table-cell office:value-type="float" office:value="65.9152" calcext:value-type="float">
            <text:p>65,9152</text:p>
          </table:table-cell>
          <table:table-cell office:value-type="float" office:value="36.38308" calcext:value-type="float">
            <text:p>36,38308</text:p>
          </table:table-cell>
          <table:table-cell office:value-type="float" office:value="76.40417" calcext:value-type="float">
            <text:p>76,40417</text:p>
          </table:table-cell>
          <table:table-cell office:value-type="float" office:value="49.20225" calcext:value-type="float">
            <text:p>49,2022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 office:value-type="string" calcext:value-type="string">
            <text:p>Average</text:p>
          </table:table-cell>
          <table:table-cell table:number-columns-repeated="12"/>
        </table:table-row>
        <table:table-row table:style-name="ro1">
          <table:table-cell table:formula="of:=AVERAGE([.A2:.A41])" office:value-type="float" office:value="84.72504325" calcext:value-type="float">
            <text:p>84,72504325</text:p>
          </table:table-cell>
          <table:table-cell table:formula="of:=AVERAGE([.B2:.B41])" office:value-type="float" office:value="85.38156025" calcext:value-type="float">
            <text:p>85,38156025</text:p>
          </table:table-cell>
          <table:table-cell table:formula="of:=AVERAGE([.C2:.C41])" office:value-type="float" office:value="84.69047625" calcext:value-type="float">
            <text:p>84,69047625</text:p>
          </table:table-cell>
          <table:table-cell table:formula="of:=AVERAGE([.D2:.D41])" office:value-type="float" office:value="83.290242" calcext:value-type="float">
            <text:p>83,290242</text:p>
          </table:table-cell>
          <table:table-cell table:formula="of:=AVERAGE([.E2:.E41])" office:value-type="float" office:value="88.1558858974359" calcext:value-type="float">
            <text:p>88,1558858974359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 office:value-type="string" calcext:value-type="string">
            <text:p>Peak</text:p>
          </table:table-cell>
          <table:table-cell table:number-columns-repeated="12"/>
        </table:table-row>
        <table:table-row table:style-name="ro1">
          <table:table-cell table:formula="of:=MAX([.A2:.A41])" office:value-type="float" office:value="92.96685" calcext:value-type="float">
            <text:p>92,96685</text:p>
          </table:table-cell>
          <table:table-cell table:formula="of:=MAX([.B2:.B41])" office:value-type="float" office:value="93.50338" calcext:value-type="float">
            <text:p>93,50338</text:p>
          </table:table-cell>
          <table:table-cell table:formula="of:=MAX([.C2:.C41])" office:value-type="float" office:value="93.9112" calcext:value-type="float">
            <text:p>93,9112</text:p>
          </table:table-cell>
          <table:table-cell table:formula="of:=MAX([.D2:.D41])" office:value-type="float" office:value="93.0212" calcext:value-type="float">
            <text:p>93,0212</text:p>
          </table:table-cell>
          <table:table-cell table:formula="of:=MAX([.E2:.E41])" office:value-type="float" office:value="93.04588" calcext:value-type="float">
            <text:p>93,0458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0" number:min-decimal-places="0" number:min-integer-digits="7" number:grouping="true"/>
    </number:number-style>
    <number:number-style style:name="N107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19:44:13.010404526</meta:creation-date>
    <dc:date>2023-01-09T19:49:00.452506250</dc:date>
    <meta:editing-duration>PT4M48S</meta:editing-duration>
    <meta:editing-cycles>1</meta:editing-cycles>
    <meta:document-statistic meta:table-count="2" meta:cell-count="841" meta:object-count="0"/>
    <meta:generator>LibreOffice/7.4.3.2$Linux_X86_64 LibreOffice_project/40$Build-2</meta:generator>
  </office:meta>
</office:document-meta>
</file>